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47cm"/>
    </style:style>
    <style:style style:name="co3" style:family="table-column">
      <style:table-column-properties fo:break-before="auto" style:column-width="1.568cm"/>
    </style:style>
    <style:style style:name="co4" style:family="table-column">
      <style:table-column-properties fo:break-before="auto" style:column-width="1.55cm"/>
    </style:style>
    <style:style style:name="co5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406cm"/>
    </style:style>
    <style:style style:name="co8" style:family="table-column">
      <style:table-column-properties fo:break-before="auto" style:column-width="1.42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ummary" table:style-name="ta1">
        <table:shapes>
          <draw:frame draw:z-index="0" draw:style-name="gr1" draw:text-style-name="P1" svg:width="31.502cm" svg:height="13.814cm" svg:x="0.089cm" svg:y="13.581cm">
            <draw:object draw:notify-on-update-of-ranges="Summary.A3:Summary.B3 Summary.A5:Summary.A8 Summary.C5:Summary.C8 Summary.D5:Summary.D8 Summary.E5:Summary.E8 Summary.F5:Summary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.212cm" svg:height="39.146cm" svg:x="0.325cm" svg:y="27.875cm">
            <draw:object draw:notify-on-update-of-ranges="Ductus.A2:Ductus.A2 Ductus.A3:Ductus.B29 Ductus.L3:Ductus.L29 Pisces.L3:Pisces.L29 'Marlin 0.5.6 JDK9'.L3:'Marlin 0.5.6 JDK9'.L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/>
          <table:table-cell table:style-name="ce2" office:value-type="string" calcext:value-type="string">
            <text:p>Thread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nderer</text:p>
          </table:table-cell>
          <table:table-cell table:style-name="ce2" office:value-type="string" calcext:value-type="string">
            <text:p>Test count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uctus</text:p>
          </table:table-cell>
          <table:table-cell table:style-name="ce4" office:value-type="string" calcext:value-type="string">
            <text:p>Pct95</text:p>
          </table:table-cell>
          <table:table-cell table:style-name="ce5" office:value-type="float" office:value="355.442" calcext:value-type="float">
            <text:p>355,442</text:p>
          </table:table-cell>
          <table:table-cell table:style-name="ce5" office:value-type="float" office:value="157.616" calcext:value-type="float">
            <text:p>157,616</text:p>
          </table:table-cell>
          <table:table-cell table:style-name="ce5" office:value-type="float" office:value="263.145" calcext:value-type="float">
            <text:p>263,145</text:p>
          </table:table-cell>
          <table:table-cell table:style-name="ce5" office:value-type="float" office:value="645.566" calcext:value-type="float">
            <text:p>645,56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isces</text:p>
          </table:table-cell>
          <table:table-cell table:style-name="ce4" office:value-type="string" calcext:value-type="string">
            <text:p>Pct95</text:p>
          </table:table-cell>
          <table:table-cell table:style-name="ce5" office:value-type="float" office:value="398.576" calcext:value-type="float">
            <text:p>398,576</text:p>
          </table:table-cell>
          <table:table-cell table:style-name="ce5" office:value-type="float" office:value="345.619" calcext:value-type="float">
            <text:p>345,619</text:p>
          </table:table-cell>
          <table:table-cell table:style-name="ce5" office:value-type="float" office:value="373.08" calcext:value-type="float">
            <text:p>373,08</text:p>
          </table:table-cell>
          <table:table-cell table:style-name="ce5" office:value-type="float" office:value="477.03" calcext:value-type="float">
            <text:p>477,0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lin 0.5.6</text:p>
          </table:table-cell>
          <table:table-cell table:style-name="ce4" office:value-type="string" calcext:value-type="string">
            <text:p>Pct95</text:p>
          </table:table-cell>
          <table:table-cell table:style-name="ce5" office:value-type="float" office:value="130.718" calcext:value-type="float">
            <text:p>130,718</text:p>
          </table:table-cell>
          <table:table-cell table:style-name="ce5" office:value-type="float" office:value="129.718" calcext:value-type="float">
            <text:p>129,718</text:p>
          </table:table-cell>
          <table:table-cell table:style-name="ce5" office:value-type="float" office:value="130.557" calcext:value-type="float">
            <text:p>130,557</text:p>
          </table:table-cell>
          <table:table-cell table:style-name="ce5" office:value-type="float" office:value="131.877" calcext:value-type="float">
            <text:p>131,87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lin JDK9</text:p>
          </table:table-cell>
          <table:table-cell table:style-name="ce4" office:value-type="string" calcext:value-type="string">
            <text:p>Pct95</text:p>
          </table:table-cell>
          <table:table-cell table:style-name="ce6" office:value-type="float" office:value="137.709" calcext:value-type="float">
            <text:p>137,709</text:p>
          </table:table-cell>
          <table:table-cell table:style-name="ce6" office:value-type="float" office:value="134.898" calcext:value-type="float">
            <text:p>134,898</text:p>
          </table:table-cell>
          <table:table-cell table:style-name="ce6" office:value-type="float" office:value="138.736" calcext:value-type="float">
            <text:p>138,736</text:p>
          </table:table-cell>
          <table:table-cell table:style-name="ce6" office:value-type="float" office:value="139.494" calcext:value-type="float">
            <text:p>139,49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Pisces opts: -Xbootclasspath/a:../lib/openjdk8-pisces.jar<text:span text:style-name="T1"> -Dsun.java2d.renderer=sun.java2d.pisces.PiscesRenderingEngine</text:span>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3">
          <table:table-cell office:value-type="string" calcext:value-type="string" table:number-columns-spanned="10" table:number-rows-spanned="1">
            <text:p>Marlin opts: -Xbootclasspath/p:../lib/marlin-0.5.6-Unsafe-sun-java2d.jar -Xbootclasspath/a:../lib/marlin-0.5.6-Unsafe.jar <text:span text:style-name="T1">-Dsun.java2d.renderer.useThreadLocal=true</text:span> -Dsun.java2d.renderer.useSimplifier=false -Dsun.java2d.renderer.useRef=soft -Dsun.java2d.renderer.pixelsize=2048 -Dsun.java2d.renderer.tileSize_log2=5 <text:span text:style-name="T1">-Dsun.java2d.renderer=org.marlin.pisces.PiscesRenderingEngine</text:span>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Linux bourgesl-HP-ZBook-15 3.13.0-47-generic #78-Ubuntu SMP Tue Mar 3 17:36:26 UTC 2015 x86_64 x86_64 x86_64 GNU/Linux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intel i7 4800 (No HyperThreading and turbo boost disabled) : <text:span text:style-name="T1">4 CPUs - freq = 2GHz FIXED NO_HT</text:span>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 tuning: <text:s/>-server <text:s/>-Xms2048m <text:s/>-Xmx2048m -XX:+UseConcMarkSweepGC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 version "1.8.0_60-ea"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(TM) SE Runtime Environment (build 1.8.0_60-ea-b05)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 HotSpot(TM) 64-Bit Server VM (build 25.60-b05, mixed mode)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openjdk version "1.9.0-internal"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OpenJDK Runtime Environment (build 1.9.0-internal-bourgesl_2015_02_24_22_39-b00)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OpenJDK 64-Bit Server VM (build 1.9.0-internal-bourgesl_2015_02_24_22_39-b00, mixed mode)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</table:table>
      <table:table table:name="Ductu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Ratio Marlin / Ductus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9.652" calcext:value-type="float">
            <text:p>109,652</text:p>
          </table:table-cell>
          <table:table-cell office:value-type="float" office:value="110.189" calcext:value-type="float">
            <text:p>110,189</text:p>
          </table:table-cell>
          <table:table-cell office:value-type="float" office:value="109.691" calcext:value-type="float">
            <text:p>109,691</text:p>
          </table:table-cell>
          <table:table-cell office:value-type="float" office:value="0.279" calcext:value-type="float">
            <text:p>0,279</text:p>
          </table:table-cell>
          <table:table-cell office:value-type="float" office:value="109.172" calcext:value-type="float">
            <text:p>109,172</text:p>
          </table:table-cell>
          <table:table-cell office:value-type="float" office:value="110.359" calcext:value-type="float">
            <text:p>110,359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E3]/[$'Marlin 0.5.6'.$E3]" office:value-type="percentage" office:value="0.997546623212022" calcext:value-type="percentage">
            <text:p>99,75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54.855" calcext:value-type="float">
            <text:p>54,855</text:p>
          </table:table-cell>
          <table:table-cell office:value-type="float" office:value="55.282" calcext:value-type="float">
            <text:p>55,282</text:p>
          </table:table-cell>
          <table:table-cell office:value-type="float" office:value="54.878" calcext:value-type="float">
            <text:p>54,878</text:p>
          </table:table-cell>
          <table:table-cell office:value-type="float" office:value="0.252" calcext:value-type="float">
            <text:p>0,252</text:p>
          </table:table-cell>
          <table:table-cell office:value-type="float" office:value="54.389" calcext:value-type="float">
            <text:p>54,389</text:p>
          </table:table-cell>
          <table:table-cell office:value-type="float" office:value="56.256" calcext:value-type="float">
            <text:p>56,256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E4]/[$'Marlin 0.5.6'.$E4]" office:value-type="percentage" office:value="1.00452455799248" calcext:value-type="percentage">
            <text:p>100,45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46.788" calcext:value-type="float">
            <text:p>46,788</text:p>
          </table:table-cell>
          <table:table-cell office:value-type="float" office:value="47.138" calcext:value-type="float">
            <text:p>47,138</text:p>
          </table:table-cell>
          <table:table-cell office:value-type="float" office:value="46.806" calcext:value-type="float">
            <text:p>46,806</text:p>
          </table:table-cell>
          <table:table-cell office:value-type="float" office:value="0.252" calcext:value-type="float">
            <text:p>0,252</text:p>
          </table:table-cell>
          <table:table-cell office:value-type="float" office:value="46.249" calcext:value-type="float">
            <text:p>46,249</text:p>
          </table:table-cell>
          <table:table-cell office:value-type="float" office:value="48.501" calcext:value-type="float">
            <text:p>48,501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5]/[$'Marlin 0.5.6'.$E5]" office:value-type="percentage" office:value="1.04702250061083" calcext:value-type="percentage">
            <text:p>104,70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54.898" calcext:value-type="float">
            <text:p>954,898</text:p>
          </table:table-cell>
          <table:table-cell office:value-type="float" office:value="957.745" calcext:value-type="float">
            <text:p>957,745</text:p>
          </table:table-cell>
          <table:table-cell office:value-type="float" office:value="955.206" calcext:value-type="float">
            <text:p>955,206</text:p>
          </table:table-cell>
          <table:table-cell office:value-type="float" office:value="1.788" calcext:value-type="float">
            <text:p>1,788</text:p>
          </table:table-cell>
          <table:table-cell office:value-type="float" office:value="952.028" calcext:value-type="float">
            <text:p>952,028</text:p>
          </table:table-cell>
          <table:table-cell office:value-type="float" office:value="961.468" calcext:value-type="float">
            <text:p>961,46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/[$'Marlin 0.5.6'.$E6]" office:value-type="percentage" office:value="1.26925594906782" calcext:value-type="percentage">
            <text:p>126,93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15.747" calcext:value-type="float">
            <text:p>15,747</text:p>
          </table:table-cell>
          <table:table-cell office:value-type="float" office:value="16.098" calcext:value-type="float">
            <text:p>16,098</text:p>
          </table:table-cell>
          <table:table-cell office:value-type="float" office:value="15.785" calcext:value-type="float">
            <text:p>15,785</text:p>
          </table:table-cell>
          <table:table-cell office:value-type="float" office:value="0.165" calcext:value-type="float">
            <text:p>0,165</text:p>
          </table:table-cell>
          <table:table-cell office:value-type="float" office:value="15.579" calcext:value-type="float">
            <text:p>15,579</text:p>
          </table:table-cell>
          <table:table-cell office:value-type="float" office:value="16.472" calcext:value-type="float">
            <text:p>16,472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E7]/[$'Marlin 0.5.6'.$E7]" office:value-type="percentage" office:value="1.29176697159364" calcext:value-type="percentage">
            <text:p>129,18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422" calcext:value-type="float">
            <text:p>1422</text:p>
          </table:table-cell>
          <table:table-cell office:value-type="float" office:value="7.322" calcext:value-type="float">
            <text:p>7,322</text:p>
          </table:table-cell>
          <table:table-cell office:value-type="float" office:value="7.535" calcext:value-type="float">
            <text:p>7,535</text:p>
          </table:table-cell>
          <table:table-cell office:value-type="float" office:value="7.336" calcext:value-type="float">
            <text:p>7,336</text:p>
          </table:table-cell>
          <table:table-cell office:value-type="float" office:value="0.115" calcext:value-type="float">
            <text:p>0,115</text:p>
          </table:table-cell>
          <table:table-cell office:value-type="float" office:value="7.187" calcext:value-type="float">
            <text:p>7,187</text:p>
          </table:table-cell>
          <table:table-cell office:value-type="float" office:value="7.667" calcext:value-type="float">
            <text:p>7,667</text:p>
          </table:table-cell>
          <table:table-cell office:value-type="float" office:value="1422" calcext:value-type="float">
            <text:p>1422</text:p>
          </table:table-cell>
          <table:table-cell/>
          <table:table-cell table:formula="of:=[.E8]/[$'Marlin 0.5.6'.$E8]" office:value-type="percentage" office:value="1.157627899831" calcext:value-type="percentage">
            <text:p>115,76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15.926" calcext:value-type="float">
            <text:p>15,926</text:p>
          </table:table-cell>
          <table:table-cell office:value-type="float" office:value="16.011" calcext:value-type="float">
            <text:p>16,011</text:p>
          </table:table-cell>
          <table:table-cell office:value-type="float" office:value="15.927" calcext:value-type="float">
            <text:p>15,927</text:p>
          </table:table-cell>
          <table:table-cell office:value-type="float" office:value="0.05" calcext:value-type="float">
            <text:p>0,05</text:p>
          </table:table-cell>
          <table:table-cell office:value-type="float" office:value="15.767" calcext:value-type="float">
            <text:p>15,767</text:p>
          </table:table-cell>
          <table:table-cell office:value-type="float" office:value="16.17" calcext:value-type="float">
            <text:p>16,17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E9]/[$'Marlin 0.5.6'.$E9]" office:value-type="percentage" office:value="1.31485587583149" calcext:value-type="percentage">
            <text:p>131,49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.313" calcext:value-type="float">
            <text:p>10,313</text:p>
          </table:table-cell>
          <table:table-cell office:value-type="float" office:value="10.378" calcext:value-type="float">
            <text:p>10,378</text:p>
          </table:table-cell>
          <table:table-cell office:value-type="float" office:value="10.31" calcext:value-type="float">
            <text:p>10,31</text:p>
          </table:table-cell>
          <table:table-cell office:value-type="float" office:value="0.044" calcext:value-type="float">
            <text:p>0,044</text:p>
          </table:table-cell>
          <table:table-cell office:value-type="float" office:value="10.184" calcext:value-type="float">
            <text:p>10,184</text:p>
          </table:table-cell>
          <table:table-cell office:value-type="float" office:value="10.499" calcext:value-type="float">
            <text:p>10,499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E10]/[$'Marlin 0.5.6'.$E10]" office:value-type="percentage" office:value="1.42300836418483" calcext:value-type="percentage">
            <text:p>142,30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7.152" calcext:value-type="float">
            <text:p>197,152</text:p>
          </table:table-cell>
          <table:table-cell office:value-type="float" office:value="198.167" calcext:value-type="float">
            <text:p>198,167</text:p>
          </table:table-cell>
          <table:table-cell office:value-type="float" office:value="197.169" calcext:value-type="float">
            <text:p>197,169</text:p>
          </table:table-cell>
          <table:table-cell office:value-type="float" office:value="0.465" calcext:value-type="float">
            <text:p>0,465</text:p>
          </table:table-cell>
          <table:table-cell office:value-type="float" office:value="196.353" calcext:value-type="float">
            <text:p>196,353</text:p>
          </table:table-cell>
          <table:table-cell office:value-type="float" office:value="198.349" calcext:value-type="float">
            <text:p>198,34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E11]/[$'Marlin 0.5.6'.$E11]" office:value-type="percentage" office:value="1.20883659078154" calcext:value-type="percentage">
            <text:p>120,88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63.291" calcext:value-type="float">
            <text:p>163,291</text:p>
          </table:table-cell>
          <table:table-cell office:value-type="float" office:value="167.612" calcext:value-type="float">
            <text:p>167,612</text:p>
          </table:table-cell>
          <table:table-cell office:value-type="float" office:value="163.826" calcext:value-type="float">
            <text:p>163,826</text:p>
          </table:table-cell>
          <table:table-cell office:value-type="float" office:value="2.904" calcext:value-type="float">
            <text:p>2,904</text:p>
          </table:table-cell>
          <table:table-cell office:value-type="float" office:value="144.11" calcext:value-type="float">
            <text:p>144,11</text:p>
          </table:table-cell>
          <table:table-cell office:value-type="float" office:value="171.995" calcext:value-type="float">
            <text:p>171,995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E12]/[$'Marlin 0.5.6'.$E12]" office:value-type="percentage" office:value="1.49406783438071" calcext:value-type="percentage">
            <text:p>149,41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91.24" calcext:value-type="float">
            <text:p>91,24</text:p>
          </table:table-cell>
          <table:table-cell office:value-type="float" office:value="97.432" calcext:value-type="float">
            <text:p>97,432</text:p>
          </table:table-cell>
          <table:table-cell office:value-type="float" office:value="92.235" calcext:value-type="float">
            <text:p>92,235</text:p>
          </table:table-cell>
          <table:table-cell office:value-type="float" office:value="2.465" calcext:value-type="float">
            <text:p>2,465</text:p>
          </table:table-cell>
          <table:table-cell office:value-type="float" office:value="79.999" calcext:value-type="float">
            <text:p>79,999</text:p>
          </table:table-cell>
          <table:table-cell office:value-type="float" office:value="103.444" calcext:value-type="float">
            <text:p>103,44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E13]/[$'Marlin 0.5.6'.$E13]" office:value-type="percentage" office:value="1.73737517831669" calcext:value-type="percentage">
            <text:p>173,74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office:value-type="float" office:value="71.892" calcext:value-type="float">
            <text:p>71,892</text:p>
          </table:table-cell>
          <table:table-cell office:value-type="float" office:value="74.015" calcext:value-type="float">
            <text:p>74,015</text:p>
          </table:table-cell>
          <table:table-cell office:value-type="float" office:value="72.091" calcext:value-type="float">
            <text:p>72,091</text:p>
          </table:table-cell>
          <table:table-cell office:value-type="float" office:value="1.046" calcext:value-type="float">
            <text:p>1,046</text:p>
          </table:table-cell>
          <table:table-cell office:value-type="float" office:value="69.73" calcext:value-type="float">
            <text:p>69,73</text:p>
          </table:table-cell>
          <table:table-cell office:value-type="float" office:value="79.915" calcext:value-type="float">
            <text:p>79,915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E14]/[$'Marlin 0.5.6'.$E14]" office:value-type="percentage" office:value="1.62459667683663" calcext:value-type="percentage">
            <text:p>162,46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44.878" calcext:value-type="float">
            <text:p>1544,878</text:p>
          </table:table-cell>
          <table:table-cell office:value-type="float" office:value="1595.66" calcext:value-type="float">
            <text:p>1595,66</text:p>
          </table:table-cell>
          <table:table-cell office:value-type="float" office:value="1539.084" calcext:value-type="float">
            <text:p>1539,084</text:p>
          </table:table-cell>
          <table:table-cell office:value-type="float" office:value="36.328" calcext:value-type="float">
            <text:p>36,328</text:p>
          </table:table-cell>
          <table:table-cell office:value-type="float" office:value="1480.768" calcext:value-type="float">
            <text:p>1480,768</text:p>
          </table:table-cell>
          <table:table-cell office:value-type="float" office:value="1605.648" calcext:value-type="float">
            <text:p>1605,6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/[$'Marlin 0.5.6'.$E15]" office:value-type="percentage" office:value="2.10574796374597" calcext:value-type="percentage">
            <text:p>210,57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344" calcext:value-type="float">
            <text:p>1344</text:p>
          </table:table-cell>
          <table:table-cell office:value-type="float" office:value="24.623" calcext:value-type="float">
            <text:p>24,623</text:p>
          </table:table-cell>
          <table:table-cell office:value-type="float" office:value="25.039" calcext:value-type="float">
            <text:p>25,039</text:p>
          </table:table-cell>
          <table:table-cell office:value-type="float" office:value="24.74" calcext:value-type="float">
            <text:p>24,74</text:p>
          </table:table-cell>
          <table:table-cell office:value-type="float" office:value="1.653" calcext:value-type="float">
            <text:p>1,653</text:p>
          </table:table-cell>
          <table:table-cell office:value-type="float" office:value="23.673" calcext:value-type="float">
            <text:p>23,673</text:p>
          </table:table-cell>
          <table:table-cell office:value-type="float" office:value="54.724" calcext:value-type="float">
            <text:p>54,724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E16]/[$'Marlin 0.5.6'.$E16]" office:value-type="percentage" office:value="2.00520541363018" calcext:value-type="percentage">
            <text:p>200,52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2844" calcext:value-type="float">
            <text:p>2844</text:p>
          </table:table-cell>
          <table:table-cell office:value-type="float" office:value="11.664" calcext:value-type="float">
            <text:p>11,664</text:p>
          </table:table-cell>
          <table:table-cell office:value-type="float" office:value="11.961" calcext:value-type="float">
            <text:p>11,961</text:p>
          </table:table-cell>
          <table:table-cell office:value-type="float" office:value="11.697" calcext:value-type="float">
            <text:p>11,697</text:p>
          </table:table-cell>
          <table:table-cell office:value-type="float" office:value="0.545" calcext:value-type="float">
            <text:p>0,545</text:p>
          </table:table-cell>
          <table:table-cell office:value-type="float" office:value="11.246" calcext:value-type="float">
            <text:p>11,246</text:p>
          </table:table-cell>
          <table:table-cell office:value-type="float" office:value="28.588" calcext:value-type="float">
            <text:p>28,588</text:p>
          </table:table-cell>
          <table:table-cell office:value-type="float" office:value="2844" calcext:value-type="float">
            <text:p>2844</text:p>
          </table:table-cell>
          <table:table-cell/>
          <table:table-cell table:formula="of:=[.E17]/[$'Marlin 0.5.6'.$E17]" office:value-type="percentage" office:value="1.83394664213431" calcext:value-type="percentage">
            <text:p>183,39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324" calcext:value-type="float">
            <text:p>1324</text:p>
          </table:table-cell>
          <table:table-cell office:value-type="float" office:value="20.855" calcext:value-type="float">
            <text:p>20,855</text:p>
          </table:table-cell>
          <table:table-cell office:value-type="float" office:value="21.619" calcext:value-type="float">
            <text:p>21,619</text:p>
          </table:table-cell>
          <table:table-cell office:value-type="float" office:value="20.915" calcext:value-type="float">
            <text:p>20,915</text:p>
          </table:table-cell>
          <table:table-cell office:value-type="float" office:value="0.747" calcext:value-type="float">
            <text:p>0,747</text:p>
          </table:table-cell>
          <table:table-cell office:value-type="float" office:value="16.332" calcext:value-type="float">
            <text:p>16,332</text:p>
          </table:table-cell>
          <table:table-cell office:value-type="float" office:value="37.992" calcext:value-type="float">
            <text:p>37,992</text:p>
          </table:table-cell>
          <table:table-cell office:value-type="float" office:value="1324" calcext:value-type="float">
            <text:p>1324</text:p>
          </table:table-cell>
          <table:table-cell/>
          <table:table-cell table:formula="of:=[.E18]/[$'Marlin 0.5.6'.$E18]" office:value-type="percentage" office:value="1.74995952727861" calcext:value-type="percentage">
            <text:p>175,00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float" office:value="13.133" calcext:value-type="float">
            <text:p>13,133</text:p>
          </table:table-cell>
          <table:table-cell office:value-type="float" office:value="13.457" calcext:value-type="float">
            <text:p>13,457</text:p>
          </table:table-cell>
          <table:table-cell office:value-type="float" office:value="13.148" calcext:value-type="float">
            <text:p>13,148</text:p>
          </table:table-cell>
          <table:table-cell office:value-type="float" office:value="0.266" calcext:value-type="float">
            <text:p>0,266</text:p>
          </table:table-cell>
          <table:table-cell office:value-type="float" office:value="10.303" calcext:value-type="float">
            <text:p>10,303</text:p>
          </table:table-cell>
          <table:table-cell office:value-type="float" office:value="18.147" calcext:value-type="float">
            <text:p>18,147</text:p>
          </table:table-cell>
          <table:table-cell office:value-type="float" office:value="2024" calcext:value-type="float">
            <text:p>2024</text:p>
          </table:table-cell>
          <table:table-cell/>
          <table:table-cell table:formula="of:=[.E19]/[$'Marlin 0.5.6'.$E19]" office:value-type="percentage" office:value="1.84367721605699" calcext:value-type="percentage">
            <text:p>184,37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351.061" calcext:value-type="float">
            <text:p>351,061</text:p>
          </table:table-cell>
          <table:table-cell office:value-type="float" office:value="361.505" calcext:value-type="float">
            <text:p>361,505</text:p>
          </table:table-cell>
          <table:table-cell office:value-type="float" office:value="350.663" calcext:value-type="float">
            <text:p>350,663</text:p>
          </table:table-cell>
          <table:table-cell office:value-type="float" office:value="7.6" calcext:value-type="float">
            <text:p>7,6</text:p>
          </table:table-cell>
          <table:table-cell office:value-type="float" office:value="337.549" calcext:value-type="float">
            <text:p>337,549</text:p>
          </table:table-cell>
          <table:table-cell office:value-type="float" office:value="377.901" calcext:value-type="float">
            <text:p>377,901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0]/[$'Marlin 0.5.6'.$E20]" office:value-type="percentage" office:value="2.19405095711494" calcext:value-type="percentage">
            <text:p>219,41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304.475" calcext:value-type="float">
            <text:p>304,475</text:p>
          </table:table-cell>
          <table:table-cell office:value-type="float" office:value="321.434" calcext:value-type="float">
            <text:p>321,434</text:p>
          </table:table-cell>
          <table:table-cell office:value-type="float" office:value="309.944" calcext:value-type="float">
            <text:p>309,944</text:p>
          </table:table-cell>
          <table:table-cell office:value-type="float" office:value="34.905" calcext:value-type="float">
            <text:p>34,905</text:p>
          </table:table-cell>
          <table:table-cell office:value-type="float" office:value="208.591" calcext:value-type="float">
            <text:p>208,591</text:p>
          </table:table-cell>
          <table:table-cell office:value-type="float" office:value="578.317" calcext:value-type="float">
            <text:p>578,317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E21]/[$'Marlin 0.5.6'.$E21]" office:value-type="percentage" office:value="2.84875878510719" calcext:value-type="percentage">
            <text:p>284,88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760" calcext:value-type="float">
            <text:p>760</text:p>
          </table:table-cell>
          <table:table-cell office:value-type="float" office:value="181.987" calcext:value-type="float">
            <text:p>181,987</text:p>
          </table:table-cell>
          <table:table-cell office:value-type="float" office:value="187.108" calcext:value-type="float">
            <text:p>187,108</text:p>
          </table:table-cell>
          <table:table-cell office:value-type="float" office:value="183.33" calcext:value-type="float">
            <text:p>183,33</text:p>
          </table:table-cell>
          <table:table-cell office:value-type="float" office:value="16.953" calcext:value-type="float">
            <text:p>16,953</text:p>
          </table:table-cell>
          <table:table-cell office:value-type="float" office:value="137.697" calcext:value-type="float">
            <text:p>137,697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E22]/[$'Marlin 0.5.6'.$E22]" office:value-type="percentage" office:value="3.26575208573324" calcext:value-type="percentage">
            <text:p>326,58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92" calcext:value-type="float">
            <text:p>892</text:p>
          </table:table-cell>
          <table:table-cell office:value-type="float" office:value="136.633" calcext:value-type="float">
            <text:p>136,633</text:p>
          </table:table-cell>
          <table:table-cell office:value-type="float" office:value="144.019" calcext:value-type="float">
            <text:p>144,019</text:p>
          </table:table-cell>
          <table:table-cell office:value-type="float" office:value="136.772" calcext:value-type="float">
            <text:p>136,772</text:p>
          </table:table-cell>
          <table:table-cell office:value-type="float" office:value="4.663" calcext:value-type="float">
            <text:p>4,663</text:p>
          </table:table-cell>
          <table:table-cell office:value-type="float" office:value="119.903" calcext:value-type="float">
            <text:p>119,903</text:p>
          </table:table-cell>
          <table:table-cell office:value-type="float" office:value="172.333" calcext:value-type="float">
            <text:p>172,333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[.E23]/[$'Marlin 0.5.6'.$E23]" office:value-type="percentage" office:value="3.11486720304525" calcext:value-type="percentage">
            <text:p>311,49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628.312" calcext:value-type="float">
            <text:p>3628,312</text:p>
          </table:table-cell>
          <table:table-cell office:value-type="float" office:value="4025.488" calcext:value-type="float">
            <text:p>4025,488</text:p>
          </table:table-cell>
          <table:table-cell office:value-type="float" office:value="3659.331" calcext:value-type="float">
            <text:p>3659,331</text:p>
          </table:table-cell>
          <table:table-cell office:value-type="float" office:value="254.463" calcext:value-type="float">
            <text:p>254,463</text:p>
          </table:table-cell>
          <table:table-cell office:value-type="float" office:value="2975.803" calcext:value-type="float">
            <text:p>2975,803</text:p>
          </table:table-cell>
          <table:table-cell office:value-type="float" office:value="4113.115" calcext:value-type="float">
            <text:p>4113,1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/[$'Marlin 0.5.6'.$E24]" office:value-type="percentage" office:value="5.25843271981503" calcext:value-type="percentage">
            <text:p>525,84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2688" calcext:value-type="float">
            <text:p>2688</text:p>
          </table:table-cell>
          <table:table-cell office:value-type="float" office:value="47.264" calcext:value-type="float">
            <text:p>47,264</text:p>
          </table:table-cell>
          <table:table-cell office:value-type="float" office:value="50.286" calcext:value-type="float">
            <text:p>50,286</text:p>
          </table:table-cell>
          <table:table-cell office:value-type="float" office:value="48.585" calcext:value-type="float">
            <text:p>48,585</text:p>
          </table:table-cell>
          <table:table-cell office:value-type="float" office:value="10.751" calcext:value-type="float">
            <text:p>10,751</text:p>
          </table:table-cell>
          <table:table-cell office:value-type="float" office:value="15.576" calcext:value-type="float">
            <text:p>15,576</text:p>
          </table:table-cell>
          <table:table-cell office:value-type="float" office:value="170.416" calcext:value-type="float">
            <text:p>170,416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[.E25]/[$'Marlin 0.5.6'.$E25]" office:value-type="percentage" office:value="4.01036765292288" calcext:value-type="percentage">
            <text:p>401,04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5688" calcext:value-type="float">
            <text:p>5688</text:p>
          </table:table-cell>
          <table:table-cell office:value-type="float" office:value="21.522" calcext:value-type="float">
            <text:p>21,522</text:p>
          </table:table-cell>
          <table:table-cell office:value-type="float" office:value="24.476" calcext:value-type="float">
            <text:p>24,476</text:p>
          </table:table-cell>
          <table:table-cell office:value-type="float" office:value="21.919" calcext:value-type="float">
            <text:p>21,919</text:p>
          </table:table-cell>
          <table:table-cell office:value-type="float" office:value="2.712" calcext:value-type="float">
            <text:p>2,712</text:p>
          </table:table-cell>
          <table:table-cell office:value-type="float" office:value="7.2" calcext:value-type="float">
            <text:p>7,2</text:p>
          </table:table-cell>
          <table:table-cell office:value-type="float" office:value="76.342" calcext:value-type="float">
            <text:p>76,342</text:p>
          </table:table-cell>
          <table:table-cell office:value-type="float" office:value="5688" calcext:value-type="float">
            <text:p>5688</text:p>
          </table:table-cell>
          <table:table-cell/>
          <table:table-cell table:formula="of:=[.E26]/[$'Marlin 0.5.6'.$E26]" office:value-type="percentage" office:value="3.7666974453678" calcext:value-type="percentage">
            <text:p>376,67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2648" calcext:value-type="float">
            <text:p>2648</text:p>
          </table:table-cell>
          <table:table-cell office:value-type="float" office:value="36.279" calcext:value-type="float">
            <text:p>36,279</text:p>
          </table:table-cell>
          <table:table-cell office:value-type="float" office:value="38.88" calcext:value-type="float">
            <text:p>38,88</text:p>
          </table:table-cell>
          <table:table-cell office:value-type="float" office:value="36.438" calcext:value-type="float">
            <text:p>36,438</text:p>
          </table:table-cell>
          <table:table-cell office:value-type="float" office:value="2.772" calcext:value-type="float">
            <text:p>2,772</text:p>
          </table:table-cell>
          <table:table-cell office:value-type="float" office:value="16.568" calcext:value-type="float">
            <text:p>16,568</text:p>
          </table:table-cell>
          <table:table-cell office:value-type="float" office:value="95.181" calcext:value-type="float">
            <text:p>95,181</text:p>
          </table:table-cell>
          <table:table-cell office:value-type="float" office:value="2648" calcext:value-type="float">
            <text:p>2648</text:p>
          </table:table-cell>
          <table:table-cell/>
          <table:table-cell table:formula="of:=[.E27]/[$'Marlin 0.5.6'.$E27]" office:value-type="percentage" office:value="3.16251830161054" calcext:value-type="percentage">
            <text:p>316,25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4048" calcext:value-type="float">
            <text:p>4048</text:p>
          </table:table-cell>
          <table:table-cell office:value-type="float" office:value="21.418" calcext:value-type="float">
            <text:p>21,418</text:p>
          </table:table-cell>
          <table:table-cell office:value-type="float" office:value="22.679" calcext:value-type="float">
            <text:p>22,679</text:p>
          </table:table-cell>
          <table:table-cell office:value-type="float" office:value="21.583" calcext:value-type="float">
            <text:p>21,583</text:p>
          </table:table-cell>
          <table:table-cell office:value-type="float" office:value="3.851" calcext:value-type="float">
            <text:p>3,851</text:p>
          </table:table-cell>
          <table:table-cell office:value-type="float" office:value="11.914" calcext:value-type="float">
            <text:p>11,914</text:p>
          </table:table-cell>
          <table:table-cell office:value-type="float" office:value="141.617" calcext:value-type="float">
            <text:p>141,617</text:p>
          </table:table-cell>
          <table:table-cell office:value-type="float" office:value="4048" calcext:value-type="float">
            <text:p>4048</text:p>
          </table:table-cell>
          <table:table-cell/>
          <table:table-cell table:formula="of:=[.E28]/[$'Marlin 0.5.6'.$E28]" office:value-type="percentage" office:value="3.08641807294502" calcext:value-type="percentage">
            <text:p>308,64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680.938" calcext:value-type="float">
            <text:p>680,938</text:p>
          </table:table-cell>
          <table:table-cell office:value-type="float" office:value="995.72" calcext:value-type="float">
            <text:p>995,72</text:p>
          </table:table-cell>
          <table:table-cell office:value-type="float" office:value="715.687" calcext:value-type="float">
            <text:p>715,687</text:p>
          </table:table-cell>
          <table:table-cell office:value-type="float" office:value="94.569" calcext:value-type="float">
            <text:p>94,569</text:p>
          </table:table-cell>
          <table:table-cell office:value-type="float" office:value="629.053" calcext:value-type="float">
            <text:p>629,053</text:p>
          </table:table-cell>
          <table:table-cell office:value-type="float" office:value="1033.955" calcext:value-type="float">
            <text:p>1033,955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E29]/[$'Marlin 0.5.6'.$E29]" office:value-type="percentage" office:value="5.98655652153001" calcext:value-type="percentage">
            <text:p>598,66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formula="of:=AVERAGE([.L3:.L29])" office:value-type="percentage" office:value="2.28901635298806" calcext:value-type="percentage">
            <text:p>228,90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355.442</text:p>
          </table:table-cell>
          <table:table-cell office:value-type="string" calcext:value-type="string">
            <text:p>157.616</text:p>
          </table:table-cell>
          <table:table-cell office:value-type="string" calcext:value-type="string">
            <text:p>263.145</text:p>
          </table:table-cell>
          <table:table-cell office:value-type="string" calcext:value-type="string">
            <text:p>645.566</text:p>
          </table:table-cell>
          <table:table-cell table:number-columns-repeated="6"/>
          <table:table-cell table:style-name="Default"/>
        </table:table-row>
      </table:table>
      <table:table table:name="Pisc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Ratio Marlin / Pisces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5.404" calcext:value-type="float">
            <text:p>195,404</text:p>
          </table:table-cell>
          <table:table-cell office:value-type="float" office:value="196.546" calcext:value-type="float">
            <text:p>196,546</text:p>
          </table:table-cell>
          <table:table-cell office:value-type="float" office:value="195.484" calcext:value-type="float">
            <text:p>195,484</text:p>
          </table:table-cell>
          <table:table-cell office:value-type="float" office:value="0.692" calcext:value-type="float">
            <text:p>0,692</text:p>
          </table:table-cell>
          <table:table-cell office:value-type="float" office:value="191.522" calcext:value-type="float">
            <text:p>191,522</text:p>
          </table:table-cell>
          <table:table-cell office:value-type="float" office:value="196.819" calcext:value-type="float">
            <text:p>196,81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E3]/[$'Marlin 0.5.6'.$E3]" office:value-type="percentage" office:value="1.77934093789607" calcext:value-type="percentage">
            <text:p>177,93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0.836" calcext:value-type="float">
            <text:p>100,836</text:p>
          </table:table-cell>
          <table:table-cell office:value-type="float" office:value="102.057" calcext:value-type="float">
            <text:p>102,057</text:p>
          </table:table-cell>
          <table:table-cell office:value-type="float" office:value="99.267" calcext:value-type="float">
            <text:p>99,267</text:p>
          </table:table-cell>
          <table:table-cell office:value-type="float" office:value="2.08" calcext:value-type="float">
            <text:p>2,08</text:p>
          </table:table-cell>
          <table:table-cell office:value-type="float" office:value="96.917" calcext:value-type="float">
            <text:p>96,917</text:p>
          </table:table-cell>
          <table:table-cell office:value-type="float" office:value="102.245" calcext:value-type="float">
            <text:p>102,245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E4]/[$'Marlin 0.5.6'.$E4]" office:value-type="percentage" office:value="1.8544691366998" calcext:value-type="percentage">
            <text:p>185,45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68.386" calcext:value-type="float">
            <text:p>68,386</text:p>
          </table:table-cell>
          <table:table-cell office:value-type="float" office:value="73.077" calcext:value-type="float">
            <text:p>73,077</text:p>
          </table:table-cell>
          <table:table-cell office:value-type="float" office:value="69.068" calcext:value-type="float">
            <text:p>69,068</text:p>
          </table:table-cell>
          <table:table-cell office:value-type="float" office:value="1.736" calcext:value-type="float">
            <text:p>1,736</text:p>
          </table:table-cell>
          <table:table-cell office:value-type="float" office:value="68.064" calcext:value-type="float">
            <text:p>68,064</text:p>
          </table:table-cell>
          <table:table-cell office:value-type="float" office:value="77.047" calcext:value-type="float">
            <text:p>77,047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E5]/[$'Marlin 0.5.6'.$E5]" office:value-type="percentage" office:value="1.62317585126941" calcext:value-type="percentage">
            <text:p>162,32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49.088" calcext:value-type="float">
            <text:p>2149,088</text:p>
          </table:table-cell>
          <table:table-cell office:value-type="float" office:value="2154.14" calcext:value-type="float">
            <text:p>2154,14</text:p>
          </table:table-cell>
          <table:table-cell office:value-type="float" office:value="2149.384" calcext:value-type="float">
            <text:p>2149,384</text:p>
          </table:table-cell>
          <table:table-cell office:value-type="float" office:value="2.878" calcext:value-type="float">
            <text:p>2,878</text:p>
          </table:table-cell>
          <table:table-cell office:value-type="float" office:value="2143.932" calcext:value-type="float">
            <text:p>2143,932</text:p>
          </table:table-cell>
          <table:table-cell office:value-type="float" office:value="2157.777" calcext:value-type="float">
            <text:p>2157,77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/[$'Marlin 0.5.6'.$E6]" office:value-type="percentage" office:value="2.85478390398796" calcext:value-type="percentage">
            <text:p>285,48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23.02" calcext:value-type="float">
            <text:p>23,02</text:p>
          </table:table-cell>
          <table:table-cell office:value-type="float" office:value="27.31" calcext:value-type="float">
            <text:p>27,31</text:p>
          </table:table-cell>
          <table:table-cell office:value-type="float" office:value="23.561" calcext:value-type="float">
            <text:p>23,561</text:p>
          </table:table-cell>
          <table:table-cell office:value-type="float" office:value="1.428" calcext:value-type="float">
            <text:p>1,428</text:p>
          </table:table-cell>
          <table:table-cell office:value-type="float" office:value="22.905" calcext:value-type="float">
            <text:p>22,905</text:p>
          </table:table-cell>
          <table:table-cell office:value-type="float" office:value="29.501" calcext:value-type="float">
            <text:p>29,501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E7]/[$'Marlin 0.5.6'.$E7]" office:value-type="percentage" office:value="2.19146204461563" calcext:value-type="percentage">
            <text:p>219,15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10.531" calcext:value-type="float">
            <text:p>10,531</text:p>
          </table:table-cell>
          <table:table-cell office:value-type="float" office:value="10.649" calcext:value-type="float">
            <text:p>10,649</text:p>
          </table:table-cell>
          <table:table-cell office:value-type="float" office:value="10.718" calcext:value-type="float">
            <text:p>10,718</text:p>
          </table:table-cell>
          <table:table-cell office:value-type="float" office:value="0.904" calcext:value-type="float">
            <text:p>0,904</text:p>
          </table:table-cell>
          <table:table-cell office:value-type="float" office:value="10.485" calcext:value-type="float">
            <text:p>10,485</text:p>
          </table:table-cell>
          <table:table-cell office:value-type="float" office:value="15.459" calcext:value-type="float">
            <text:p>15,459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E8]/[$'Marlin 0.5.6'.$E8]" office:value-type="percentage" office:value="1.63604240282686" calcext:value-type="percentage">
            <text:p>163,60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15.594" calcext:value-type="float">
            <text:p>15,594</text:p>
          </table:table-cell>
          <table:table-cell office:value-type="float" office:value="15.693" calcext:value-type="float">
            <text:p>15,693</text:p>
          </table:table-cell>
          <table:table-cell office:value-type="float" office:value="15.69" calcext:value-type="float">
            <text:p>15,69</text:p>
          </table:table-cell>
          <table:table-cell office:value-type="float" office:value="0.62" calcext:value-type="float">
            <text:p>0,62</text:p>
          </table:table-cell>
          <table:table-cell office:value-type="float" office:value="15.558" calcext:value-type="float">
            <text:p>15,558</text:p>
          </table:table-cell>
          <table:table-cell office:value-type="float" office:value="20.435" calcext:value-type="float">
            <text:p>20,435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E9]/[$'Marlin 0.5.6'.$E9]" office:value-type="percentage" office:value="1.28874106922887" calcext:value-type="percentage">
            <text:p>128,87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float" office:value="9.822" calcext:value-type="float">
            <text:p>9,822</text:p>
          </table:table-cell>
          <table:table-cell office:value-type="float" office:value="9.911" calcext:value-type="float">
            <text:p>9,911</text:p>
          </table:table-cell>
          <table:table-cell office:value-type="float" office:value="9.916" calcext:value-type="float">
            <text:p>9,916</text:p>
          </table:table-cell>
          <table:table-cell office:value-type="float" office:value="0.63" calcext:value-type="float">
            <text:p>0,63</text:p>
          </table:table-cell>
          <table:table-cell office:value-type="float" office:value="9.794" calcext:value-type="float">
            <text:p>9,794</text:p>
          </table:table-cell>
          <table:table-cell office:value-type="float" office:value="16.123" calcext:value-type="float">
            <text:p>16,123</text:p>
          </table:table-cell>
          <table:table-cell office:value-type="float" office:value="1069" calcext:value-type="float">
            <text:p>1069</text:p>
          </table:table-cell>
          <table:table-cell/>
          <table:table-cell table:formula="of:=[.E10]/[$'Marlin 0.5.6'.$E10]" office:value-type="percentage" office:value="1.35897435897436" calcext:value-type="percentage">
            <text:p>135,90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15.715" calcext:value-type="float">
            <text:p>515,715</text:p>
          </table:table-cell>
          <table:table-cell office:value-type="float" office:value="521.185" calcext:value-type="float">
            <text:p>521,185</text:p>
          </table:table-cell>
          <table:table-cell office:value-type="float" office:value="516.515" calcext:value-type="float">
            <text:p>516,515</text:p>
          </table:table-cell>
          <table:table-cell office:value-type="float" office:value="2.201" calcext:value-type="float">
            <text:p>2,201</text:p>
          </table:table-cell>
          <table:table-cell office:value-type="float" office:value="514.449" calcext:value-type="float">
            <text:p>514,449</text:p>
          </table:table-cell>
          <table:table-cell office:value-type="float" office:value="522.027" calcext:value-type="float">
            <text:p>522,0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11]/[$'Marlin 0.5.6'.$E11]" office:value-type="percentage" office:value="3.17927555327819" calcext:value-type="percentage">
            <text:p>317,93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01.068" calcext:value-type="float">
            <text:p>201,068</text:p>
          </table:table-cell>
          <table:table-cell office:value-type="float" office:value="201.541" calcext:value-type="float">
            <text:p>201,541</text:p>
          </table:table-cell>
          <table:table-cell office:value-type="float" office:value="200.998" calcext:value-type="float">
            <text:p>200,998</text:p>
          </table:table-cell>
          <table:table-cell office:value-type="float" office:value="0.963" calcext:value-type="float">
            <text:p>0,963</text:p>
          </table:table-cell>
          <table:table-cell office:value-type="float" office:value="196.662" calcext:value-type="float">
            <text:p>196,662</text:p>
          </table:table-cell>
          <table:table-cell office:value-type="float" office:value="204.804" calcext:value-type="float">
            <text:p>204,804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12]/[$'Marlin 0.5.6'.$E12]" office:value-type="percentage" office:value="1.79650577171636" calcext:value-type="percentage">
            <text:p>179,65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02.307" calcext:value-type="float">
            <text:p>102,307</text:p>
          </table:table-cell>
          <table:table-cell office:value-type="float" office:value="103.759" calcext:value-type="float">
            <text:p>103,759</text:p>
          </table:table-cell>
          <table:table-cell office:value-type="float" office:value="102.519" calcext:value-type="float">
            <text:p>102,519</text:p>
          </table:table-cell>
          <table:table-cell office:value-type="float" office:value="0.915" calcext:value-type="float">
            <text:p>0,915</text:p>
          </table:table-cell>
          <table:table-cell office:value-type="float" office:value="102.01" calcext:value-type="float">
            <text:p>102,01</text:p>
          </table:table-cell>
          <table:table-cell office:value-type="float" office:value="106.807" calcext:value-type="float">
            <text:p>106,807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E13]/[$'Marlin 0.5.6'.$E13]" office:value-type="percentage" office:value="1.85019614835949" calcext:value-type="percentage">
            <text:p>185,02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68.99" calcext:value-type="float">
            <text:p>68,99</text:p>
          </table:table-cell>
          <table:table-cell office:value-type="float" office:value="73.542" calcext:value-type="float">
            <text:p>73,542</text:p>
          </table:table-cell>
          <table:table-cell office:value-type="float" office:value="70.265" calcext:value-type="float">
            <text:p>70,265</text:p>
          </table:table-cell>
          <table:table-cell office:value-type="float" office:value="2.111" calcext:value-type="float">
            <text:p>2,111</text:p>
          </table:table-cell>
          <table:table-cell office:value-type="float" office:value="68.66" calcext:value-type="float">
            <text:p>68,66</text:p>
          </table:table-cell>
          <table:table-cell office:value-type="float" office:value="77.42" calcext:value-type="float">
            <text:p>77,42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14]/[$'Marlin 0.5.6'.$E14]" office:value-type="percentage" office:value="1.61421453499857" calcext:value-type="percentage">
            <text:p>161,42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34.832" calcext:value-type="float">
            <text:p>2334,832</text:p>
          </table:table-cell>
          <table:table-cell office:value-type="float" office:value="2341.571" calcext:value-type="float">
            <text:p>2341,571</text:p>
          </table:table-cell>
          <table:table-cell office:value-type="float" office:value="2334.865" calcext:value-type="float">
            <text:p>2334,865</text:p>
          </table:table-cell>
          <table:table-cell office:value-type="float" office:value="4.339" calcext:value-type="float">
            <text:p>4,339</text:p>
          </table:table-cell>
          <table:table-cell office:value-type="float" office:value="2328.451" calcext:value-type="float">
            <text:p>2328,451</text:p>
          </table:table-cell>
          <table:table-cell office:value-type="float" office:value="2350.328" calcext:value-type="float">
            <text:p>2350,32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/[$'Marlin 0.5.6'.$E15]" office:value-type="percentage" office:value="3.09010589048833" calcext:value-type="percentage">
            <text:p>309,01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908" calcext:value-type="float">
            <text:p>908</text:p>
          </table:table-cell>
          <table:table-cell office:value-type="float" office:value="23.477" calcext:value-type="float">
            <text:p>23,477</text:p>
          </table:table-cell>
          <table:table-cell office:value-type="float" office:value="28.143" calcext:value-type="float">
            <text:p>28,143</text:p>
          </table:table-cell>
          <table:table-cell office:value-type="float" office:value="24.64" calcext:value-type="float">
            <text:p>24,64</text:p>
          </table:table-cell>
          <table:table-cell office:value-type="float" office:value="2.054" calcext:value-type="float">
            <text:p>2,054</text:p>
          </table:table-cell>
          <table:table-cell office:value-type="float" office:value="23.242" calcext:value-type="float">
            <text:p>23,242</text:p>
          </table:table-cell>
          <table:table-cell office:value-type="float" office:value="32.521" calcext:value-type="float">
            <text:p>32,521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[.E16]/[$'Marlin 0.5.6'.$E16]" office:value-type="percentage" office:value="2.2537839352927" calcext:value-type="percentage">
            <text:p>225,38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988" calcext:value-type="float">
            <text:p>1988</text:p>
          </table:table-cell>
          <table:table-cell office:value-type="float" office:value="10.658" calcext:value-type="float">
            <text:p>10,658</text:p>
          </table:table-cell>
          <table:table-cell office:value-type="float" office:value="15.489" calcext:value-type="float">
            <text:p>15,489</text:p>
          </table:table-cell>
          <table:table-cell office:value-type="float" office:value="11.047" calcext:value-type="float">
            <text:p>11,047</text:p>
          </table:table-cell>
          <table:table-cell office:value-type="float" office:value="1.358" calcext:value-type="float">
            <text:p>1,358</text:p>
          </table:table-cell>
          <table:table-cell office:value-type="float" office:value="10.566" calcext:value-type="float">
            <text:p>10,566</text:p>
          </table:table-cell>
          <table:table-cell office:value-type="float" office:value="20.236" calcext:value-type="float">
            <text:p>20,236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[.E17]/[$'Marlin 0.5.6'.$E17]" office:value-type="percentage" office:value="2.37488500459982" calcext:value-type="percentage">
            <text:p>237,49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346" calcext:value-type="float">
            <text:p>1346</text:p>
          </table:table-cell>
          <table:table-cell office:value-type="float" office:value="15.682" calcext:value-type="float">
            <text:p>15,682</text:p>
          </table:table-cell>
          <table:table-cell office:value-type="float" office:value="15.799" calcext:value-type="float">
            <text:p>15,799</text:p>
          </table:table-cell>
          <table:table-cell office:value-type="float" office:value="15.859" calcext:value-type="float">
            <text:p>15,859</text:p>
          </table:table-cell>
          <table:table-cell office:value-type="float" office:value="0.868" calcext:value-type="float">
            <text:p>0,868</text:p>
          </table:table-cell>
          <table:table-cell office:value-type="float" office:value="15.605" calcext:value-type="float">
            <text:p>15,605</text:p>
          </table:table-cell>
          <table:table-cell office:value-type="float" office:value="20.6" calcext:value-type="float">
            <text:p>20,6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E18]/[$'Marlin 0.5.6'.$E18]" office:value-type="percentage" office:value="1.27885705034807" calcext:value-type="percentage">
            <text:p>127,89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138" calcext:value-type="float">
            <text:p>2138</text:p>
          </table:table-cell>
          <table:table-cell office:value-type="float" office:value="9.873" calcext:value-type="float">
            <text:p>9,873</text:p>
          </table:table-cell>
          <table:table-cell office:value-type="float" office:value="9.979" calcext:value-type="float">
            <text:p>9,979</text:p>
          </table:table-cell>
          <table:table-cell office:value-type="float" office:value="10.053" calcext:value-type="float">
            <text:p>10,053</text:p>
          </table:table-cell>
          <table:table-cell office:value-type="float" office:value="0.91" calcext:value-type="float">
            <text:p>0,91</text:p>
          </table:table-cell>
          <table:table-cell office:value-type="float" office:value="9.822" calcext:value-type="float">
            <text:p>9,822</text:p>
          </table:table-cell>
          <table:table-cell office:value-type="float" office:value="18.881" calcext:value-type="float">
            <text:p>18,881</text:p>
          </table:table-cell>
          <table:table-cell office:value-type="float" office:value="2138" calcext:value-type="float">
            <text:p>2138</text:p>
          </table:table-cell>
          <table:table-cell/>
          <table:table-cell table:formula="of:=[.E19]/[$'Marlin 0.5.6'.$E19]" office:value-type="percentage" office:value="1.36717358542266" calcext:value-type="percentage">
            <text:p>136,72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61.751" calcext:value-type="float">
            <text:p>561,751</text:p>
          </table:table-cell>
          <table:table-cell office:value-type="float" office:value="567.892" calcext:value-type="float">
            <text:p>567,892</text:p>
          </table:table-cell>
          <table:table-cell office:value-type="float" office:value="562.584" calcext:value-type="float">
            <text:p>562,584</text:p>
          </table:table-cell>
          <table:table-cell office:value-type="float" office:value="2.807" calcext:value-type="float">
            <text:p>2,807</text:p>
          </table:table-cell>
          <table:table-cell office:value-type="float" office:value="558.375" calcext:value-type="float">
            <text:p>558,375</text:p>
          </table:table-cell>
          <table:table-cell office:value-type="float" office:value="570.256" calcext:value-type="float">
            <text:p>570,25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20]/[$'Marlin 0.5.6'.$E20]" office:value-type="percentage" office:value="3.44665768423097" calcext:value-type="percentage">
            <text:p>344,67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222.268" calcext:value-type="float">
            <text:p>222,268</text:p>
          </table:table-cell>
          <table:table-cell office:value-type="float" office:value="230.384" calcext:value-type="float">
            <text:p>230,384</text:p>
          </table:table-cell>
          <table:table-cell office:value-type="float" office:value="222.392" calcext:value-type="float">
            <text:p>222,392</text:p>
          </table:table-cell>
          <table:table-cell office:value-type="float" office:value="4.57" calcext:value-type="float">
            <text:p>4,57</text:p>
          </table:table-cell>
          <table:table-cell office:value-type="float" office:value="209.708" calcext:value-type="float">
            <text:p>209,708</text:p>
          </table:table-cell>
          <table:table-cell office:value-type="float" office:value="235.645" calcext:value-type="float">
            <text:p>235,645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E21]/[$'Marlin 0.5.6'.$E21]" office:value-type="percentage" office:value="2.04181400831317" calcext:value-type="percentage">
            <text:p>204,18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  <table:table-cell office:value-type="float" office:value="112.832" calcext:value-type="float">
            <text:p>112,832</text:p>
          </table:table-cell>
          <table:table-cell office:value-type="float" office:value="120.466" calcext:value-type="float">
            <text:p>120,466</text:p>
          </table:table-cell>
          <table:table-cell office:value-type="float" office:value="113.505" calcext:value-type="float">
            <text:p>113,505</text:p>
          </table:table-cell>
          <table:table-cell office:value-type="float" office:value="3.915" calcext:value-type="float">
            <text:p>3,915</text:p>
          </table:table-cell>
          <table:table-cell office:value-type="float" office:value="107.451" calcext:value-type="float">
            <text:p>107,451</text:p>
          </table:table-cell>
          <table:table-cell office:value-type="float" office:value="127.674" calcext:value-type="float">
            <text:p>127,674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E22]/[$'Marlin 0.5.6'.$E22]" office:value-type="percentage" office:value="2.10259363982267" calcext:value-type="percentage">
            <text:p>210,26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612" calcext:value-type="float">
            <text:p>612</text:p>
          </table:table-cell>
          <table:table-cell office:value-type="float" office:value="73.887" calcext:value-type="float">
            <text:p>73,887</text:p>
          </table:table-cell>
          <table:table-cell office:value-type="float" office:value="79.487" calcext:value-type="float">
            <text:p>79,487</text:p>
          </table:table-cell>
          <table:table-cell office:value-type="float" office:value="73.555" calcext:value-type="float">
            <text:p>73,555</text:p>
          </table:table-cell>
          <table:table-cell office:value-type="float" office:value="3.781" calcext:value-type="float">
            <text:p>3,781</text:p>
          </table:table-cell>
          <table:table-cell office:value-type="float" office:value="69.045" calcext:value-type="float">
            <text:p>69,045</text:p>
          </table:table-cell>
          <table:table-cell office:value-type="float" office:value="87.287" calcext:value-type="float">
            <text:p>87,287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E23]/[$'Marlin 0.5.6'.$E23]" office:value-type="percentage" office:value="1.71915823168094" calcext:value-type="percentage">
            <text:p>171,92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951.971" calcext:value-type="float">
            <text:p>2951,971</text:p>
          </table:table-cell>
          <table:table-cell office:value-type="float" office:value="3001.128" calcext:value-type="float">
            <text:p>3001,128</text:p>
          </table:table-cell>
          <table:table-cell office:value-type="float" office:value="2954.758" calcext:value-type="float">
            <text:p>2954,758</text:p>
          </table:table-cell>
          <table:table-cell office:value-type="float" office:value="28.704" calcext:value-type="float">
            <text:p>28,704</text:p>
          </table:table-cell>
          <table:table-cell office:value-type="float" office:value="2881.401" calcext:value-type="float">
            <text:p>2881,401</text:p>
          </table:table-cell>
          <table:table-cell office:value-type="float" office:value="3037.567" calcext:value-type="float">
            <text:p>3037,56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/[$'Marlin 0.5.6'.$E24]" office:value-type="percentage" office:value="3.92032709364754" calcext:value-type="percentage">
            <text:p>392,03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1816" calcext:value-type="float">
            <text:p>1816</text:p>
          </table:table-cell>
          <table:table-cell office:value-type="float" office:value="27.783" calcext:value-type="float">
            <text:p>27,783</text:p>
          </table:table-cell>
          <table:table-cell office:value-type="float" office:value="32.316" calcext:value-type="float">
            <text:p>32,316</text:p>
          </table:table-cell>
          <table:table-cell office:value-type="float" office:value="26.925" calcext:value-type="float">
            <text:p>26,925</text:p>
          </table:table-cell>
          <table:table-cell office:value-type="float" office:value="3.308" calcext:value-type="float">
            <text:p>3,308</text:p>
          </table:table-cell>
          <table:table-cell office:value-type="float" office:value="23.723" calcext:value-type="float">
            <text:p>23,723</text:p>
          </table:table-cell>
          <table:table-cell office:value-type="float" office:value="39.36" calcext:value-type="float">
            <text:p>39,36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E25]/[$'Marlin 0.5.6'.$E25]" office:value-type="percentage" office:value="2.57723901427546" calcext:value-type="percentage">
            <text:p>257,72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3976" calcext:value-type="float">
            <text:p>3976</text:p>
          </table:table-cell>
          <table:table-cell office:value-type="float" office:value="10.895" calcext:value-type="float">
            <text:p>10,895</text:p>
          </table:table-cell>
          <table:table-cell office:value-type="float" office:value="18.714" calcext:value-type="float">
            <text:p>18,714</text:p>
          </table:table-cell>
          <table:table-cell office:value-type="float" office:value="11.916" calcext:value-type="float">
            <text:p>11,916</text:p>
          </table:table-cell>
          <table:table-cell office:value-type="float" office:value="2.578" calcext:value-type="float">
            <text:p>2,578</text:p>
          </table:table-cell>
          <table:table-cell office:value-type="float" office:value="10.768" calcext:value-type="float">
            <text:p>10,768</text:p>
          </table:table-cell>
          <table:table-cell office:value-type="float" office:value="27.617" calcext:value-type="float">
            <text:p>27,617</text:p>
          </table:table-cell>
          <table:table-cell office:value-type="float" office:value="3976" calcext:value-type="float">
            <text:p>3976</text:p>
          </table:table-cell>
          <table:table-cell/>
          <table:table-cell table:formula="of:=[.E26]/[$'Marlin 0.5.6'.$E26]" office:value-type="percentage" office:value="2.87996306555863" calcext:value-type="percentage">
            <text:p>288,00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2692" calcext:value-type="float">
            <text:p>2692</text:p>
          </table:table-cell>
          <table:table-cell office:value-type="float" office:value="15.759" calcext:value-type="float">
            <text:p>15,759</text:p>
          </table:table-cell>
          <table:table-cell office:value-type="float" office:value="20.728" calcext:value-type="float">
            <text:p>20,728</text:p>
          </table:table-cell>
          <table:table-cell office:value-type="float" office:value="16.286" calcext:value-type="float">
            <text:p>16,286</text:p>
          </table:table-cell>
          <table:table-cell office:value-type="float" office:value="1.907" calcext:value-type="float">
            <text:p>1,907</text:p>
          </table:table-cell>
          <table:table-cell office:value-type="float" office:value="15.697" calcext:value-type="float">
            <text:p>15,697</text:p>
          </table:table-cell>
          <table:table-cell office:value-type="float" office:value="31.874" calcext:value-type="float">
            <text:p>31,874</text:p>
          </table:table-cell>
          <table:table-cell office:value-type="float" office:value="2692" calcext:value-type="float">
            <text:p>2692</text:p>
          </table:table-cell>
          <table:table-cell/>
          <table:table-cell table:formula="of:=[.E27]/[$'Marlin 0.5.6'.$E27]" office:value-type="percentage" office:value="1.68602570359525" calcext:value-type="percentage">
            <text:p>168,60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4276" calcext:value-type="float">
            <text:p>4276</text:p>
          </table:table-cell>
          <table:table-cell office:value-type="float" office:value="9.953" calcext:value-type="float">
            <text:p>9,953</text:p>
          </table:table-cell>
          <table:table-cell office:value-type="float" office:value="14.792" calcext:value-type="float">
            <text:p>14,792</text:p>
          </table:table-cell>
          <table:table-cell office:value-type="float" office:value="10.485" calcext:value-type="float">
            <text:p>10,485</text:p>
          </table:table-cell>
          <table:table-cell office:value-type="float" office:value="2.019" calcext:value-type="float">
            <text:p>2,019</text:p>
          </table:table-cell>
          <table:table-cell office:value-type="float" office:value="9.834" calcext:value-type="float">
            <text:p>9,834</text:p>
          </table:table-cell>
          <table:table-cell office:value-type="float" office:value="26.276" calcext:value-type="float">
            <text:p>26,276</text:p>
          </table:table-cell>
          <table:table-cell office:value-type="float" office:value="4276" calcext:value-type="float">
            <text:p>4276</text:p>
          </table:table-cell>
          <table:table-cell/>
          <table:table-cell table:formula="of:=[.E28]/[$'Marlin 0.5.6'.$E28]" office:value-type="percentage" office:value="2.01306477953185" calcext:value-type="percentage">
            <text:p>201,31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53.049" calcext:value-type="float">
            <text:p>753,049</text:p>
          </table:table-cell>
          <table:table-cell office:value-type="float" office:value="775.252" calcext:value-type="float">
            <text:p>775,252</text:p>
          </table:table-cell>
          <table:table-cell office:value-type="float" office:value="753.673" calcext:value-type="float">
            <text:p>753,673</text:p>
          </table:table-cell>
          <table:table-cell office:value-type="float" office:value="12.272" calcext:value-type="float">
            <text:p>12,272</text:p>
          </table:table-cell>
          <table:table-cell office:value-type="float" office:value="725.84" calcext:value-type="float">
            <text:p>725,84</text:p>
          </table:table-cell>
          <table:table-cell office:value-type="float" office:value="784.697" calcext:value-type="float">
            <text:p>784,69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9]/[$'Marlin 0.5.6'.$E29]" office:value-type="percentage" office:value="4.66103916405132" calcext:value-type="percentage">
            <text:p>466,10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formula="of:=AVERAGE([.L3:.L29])" office:value-type="percentage" office:value="2.23851368758189" calcext:value-type="percentage">
            <text:p>223,85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398.576</text:p>
          </table:table-cell>
          <table:table-cell office:value-type="string" calcext:value-type="string">
            <text:p>345.619</text:p>
          </table:table-cell>
          <table:table-cell office:value-type="string" calcext:value-type="string">
            <text:p>373.080</text:p>
          </table:table-cell>
          <table:table-cell office:value-type="string" calcext:value-type="string">
            <text:p>477.030</text:p>
          </table:table-cell>
          <table:table-cell table:number-columns-repeated="6"/>
          <table:table-cell table:style-name="Default"/>
        </table:table-row>
      </table:table>
      <table:table table:name="Marlin 0.5.6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Ratio Marlin / Marlin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.132" calcext:value-type="float">
            <text:p>110,132</text:p>
          </table:table-cell>
          <table:table-cell office:value-type="float" office:value="110.46" calcext:value-type="float">
            <text:p>110,46</text:p>
          </table:table-cell>
          <table:table-cell office:value-type="float" office:value="110.183" calcext:value-type="float">
            <text:p>110,183</text:p>
          </table:table-cell>
          <table:table-cell office:value-type="float" office:value="0.184" calcext:value-type="float">
            <text:p>0,184</text:p>
          </table:table-cell>
          <table:table-cell office:value-type="float" office:value="109.902" calcext:value-type="float">
            <text:p>109,902</text:p>
          </table:table-cell>
          <table:table-cell office:value-type="float" office:value="111.29" calcext:value-type="float">
            <text:p>111,29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E3]/[$'Marlin 0.5.6'.$E3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4.825" calcext:value-type="float">
            <text:p>54,825</text:p>
          </table:table-cell>
          <table:table-cell office:value-type="float" office:value="55.033" calcext:value-type="float">
            <text:p>55,033</text:p>
          </table:table-cell>
          <table:table-cell office:value-type="float" office:value="54.839" calcext:value-type="float">
            <text:p>54,839</text:p>
          </table:table-cell>
          <table:table-cell office:value-type="float" office:value="0.11" calcext:value-type="float">
            <text:p>0,11</text:p>
          </table:table-cell>
          <table:table-cell office:value-type="float" office:value="54.669" calcext:value-type="float">
            <text:p>54,669</text:p>
          </table:table-cell>
          <table:table-cell office:value-type="float" office:value="55.389" calcext:value-type="float">
            <text:p>55,389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E4]/[$'Marlin 0.5.6'.$E4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44.517" calcext:value-type="float">
            <text:p>44,517</text:p>
          </table:table-cell>
          <table:table-cell office:value-type="float" office:value="45.021" calcext:value-type="float">
            <text:p>45,021</text:p>
          </table:table-cell>
          <table:table-cell office:value-type="float" office:value="44.469" calcext:value-type="float">
            <text:p>44,469</text:p>
          </table:table-cell>
          <table:table-cell office:value-type="float" office:value="0.407" calcext:value-type="float">
            <text:p>0,407</text:p>
          </table:table-cell>
          <table:table-cell office:value-type="float" office:value="43.639" calcext:value-type="float">
            <text:p>43,639</text:p>
          </table:table-cell>
          <table:table-cell office:value-type="float" office:value="45.262" calcext:value-type="float">
            <text:p>45,262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E5]/[$'Marlin 0.5.6'.$E5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3.264" calcext:value-type="float">
            <text:p>753,264</text:p>
          </table:table-cell>
          <table:table-cell office:value-type="float" office:value="754.572" calcext:value-type="float">
            <text:p>754,572</text:p>
          </table:table-cell>
          <table:table-cell office:value-type="float" office:value="753.184" calcext:value-type="float">
            <text:p>753,184</text:p>
          </table:table-cell>
          <table:table-cell office:value-type="float" office:value="1.004" calcext:value-type="float">
            <text:p>1,004</text:p>
          </table:table-cell>
          <table:table-cell office:value-type="float" office:value="750.844" calcext:value-type="float">
            <text:p>750,844</text:p>
          </table:table-cell>
          <table:table-cell office:value-type="float" office:value="754.995" calcext:value-type="float">
            <text:p>754,99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/[$'Marlin 0.5.6'.$E6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12.382" calcext:value-type="float">
            <text:p>12,382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397" calcext:value-type="float">
            <text:p>12,397</text:p>
          </table:table-cell>
          <table:table-cell office:value-type="float" office:value="0.06" calcext:value-type="float">
            <text:p>0,06</text:p>
          </table:table-cell>
          <table:table-cell office:value-type="float" office:value="12.356" calcext:value-type="float">
            <text:p>12,356</text:p>
          </table:table-cell>
          <table:table-cell office:value-type="float" office:value="13.246" calcext:value-type="float">
            <text:p>13,246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E7]/[$'Marlin 0.5.6'.$E7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6.454" calcext:value-type="float">
            <text:p>6,454</text:p>
          </table:table-cell>
          <table:table-cell office:value-type="float" office:value="6.509" calcext:value-type="float">
            <text:p>6,509</text:p>
          </table:table-cell>
          <table:table-cell office:value-type="float" office:value="6.46" calcext:value-type="float">
            <text:p>6,46</text:p>
          </table:table-cell>
          <table:table-cell office:value-type="float" office:value="0.027" calcext:value-type="float">
            <text:p>0,027</text:p>
          </table:table-cell>
          <table:table-cell office:value-type="float" office:value="6.435" calcext:value-type="float">
            <text:p>6,435</text:p>
          </table:table-cell>
          <table:table-cell office:value-type="float" office:value="6.818" calcext:value-type="float">
            <text:p>6,818</text:p>
          </table:table-cell>
          <table:table-cell office:value-type="float" office:value="1626" calcext:value-type="float">
            <text:p>1626</text:p>
          </table:table-cell>
          <table:table-cell/>
          <table:table-cell table:formula="of:=[.E8]/[$'Marlin 0.5.6'.$E8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12.057" calcext:value-type="float">
            <text:p>12,057</text:p>
          </table:table-cell>
          <table:table-cell office:value-type="float" office:value="12.177" calcext:value-type="float">
            <text:p>12,177</text:p>
          </table:table-cell>
          <table:table-cell office:value-type="float" office:value="12.079" calcext:value-type="float">
            <text:p>12,079</text:p>
          </table:table-cell>
          <table:table-cell office:value-type="float" office:value="0.05" calcext:value-type="float">
            <text:p>0,05</text:p>
          </table:table-cell>
          <table:table-cell office:value-type="float" office:value="12.036" calcext:value-type="float">
            <text:p>12,036</text:p>
          </table:table-cell>
          <table:table-cell office:value-type="float" office:value="12.374" calcext:value-type="float">
            <text:p>12,374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[.E9]/[$'Marlin 0.5.6'.$E9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7.223" calcext:value-type="float">
            <text:p>7,223</text:p>
          </table:table-cell>
          <table:table-cell office:value-type="float" office:value="7.293" calcext:value-type="float">
            <text:p>7,293</text:p>
          </table:table-cell>
          <table:table-cell office:value-type="float" office:value="7.232" calcext:value-type="float">
            <text:p>7,232</text:p>
          </table:table-cell>
          <table:table-cell office:value-type="float" office:value="0.03" calcext:value-type="float">
            <text:p>0,03</text:p>
          </table:table-cell>
          <table:table-cell office:value-type="float" office:value="7.2" calcext:value-type="float">
            <text:p>7,2</text:p>
          </table:table-cell>
          <table:table-cell office:value-type="float" office:value="7.432" calcext:value-type="float">
            <text:p>7,432</text:p>
          </table:table-cell>
          <table:table-cell office:value-type="float" office:value="1444" calcext:value-type="float">
            <text:p>1444</text:p>
          </table:table-cell>
          <table:table-cell/>
          <table:table-cell table:formula="of:=[.E10]/[$'Marlin 0.5.6'.$E10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63.43" calcext:value-type="float">
            <text:p>163,43</text:p>
          </table:table-cell>
          <table:table-cell office:value-type="float" office:value="163.932" calcext:value-type="float">
            <text:p>163,932</text:p>
          </table:table-cell>
          <table:table-cell office:value-type="float" office:value="163.478" calcext:value-type="float">
            <text:p>163,478</text:p>
          </table:table-cell>
          <table:table-cell office:value-type="float" office:value="0.242" calcext:value-type="float">
            <text:p>0,242</text:p>
          </table:table-cell>
          <table:table-cell office:value-type="float" office:value="163.071" calcext:value-type="float">
            <text:p>163,071</text:p>
          </table:table-cell>
          <table:table-cell office:value-type="float" office:value="164.118" calcext:value-type="float">
            <text:p>164,11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E11]/[$'Marlin 0.5.6'.$E11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11.815" calcext:value-type="float">
            <text:p>111,815</text:p>
          </table:table-cell>
          <table:table-cell office:value-type="float" office:value="112.185" calcext:value-type="float">
            <text:p>112,185</text:p>
          </table:table-cell>
          <table:table-cell office:value-type="float" office:value="111.818" calcext:value-type="float">
            <text:p>111,818</text:p>
          </table:table-cell>
          <table:table-cell office:value-type="float" office:value="0.219" calcext:value-type="float">
            <text:p>0,219</text:p>
          </table:table-cell>
          <table:table-cell office:value-type="float" office:value="111.287" calcext:value-type="float">
            <text:p>111,287</text:p>
          </table:table-cell>
          <table:table-cell office:value-type="float" office:value="112.546" calcext:value-type="float">
            <text:p>112,546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E12]/[$'Marlin 0.5.6'.$E12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office:value-type="float" office:value="55.854" calcext:value-type="float">
            <text:p>55,854</text:p>
          </table:table-cell>
          <table:table-cell office:value-type="float" office:value="56.08" calcext:value-type="float">
            <text:p>56,08</text:p>
          </table:table-cell>
          <table:table-cell office:value-type="float" office:value="55.876" calcext:value-type="float">
            <text:p>55,876</text:p>
          </table:table-cell>
          <table:table-cell office:value-type="float" office:value="0.112" calcext:value-type="float">
            <text:p>0,112</text:p>
          </table:table-cell>
          <table:table-cell office:value-type="float" office:value="55.583" calcext:value-type="float">
            <text:p>55,583</text:p>
          </table:table-cell>
          <table:table-cell office:value-type="float" office:value="56.47" calcext:value-type="float">
            <text:p>56,47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E13]/[$'Marlin 0.5.6'.$E13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45.108" calcext:value-type="float">
            <text:p>45,108</text:p>
          </table:table-cell>
          <table:table-cell office:value-type="float" office:value="45.559" calcext:value-type="float">
            <text:p>45,559</text:p>
          </table:table-cell>
          <table:table-cell office:value-type="float" office:value="45.036" calcext:value-type="float">
            <text:p>45,036</text:p>
          </table:table-cell>
          <table:table-cell office:value-type="float" office:value="0.394" calcext:value-type="float">
            <text:p>0,394</text:p>
          </table:table-cell>
          <table:table-cell office:value-type="float" office:value="44.198" calcext:value-type="float">
            <text:p>44,198</text:p>
          </table:table-cell>
          <table:table-cell office:value-type="float" office:value="46.192" calcext:value-type="float">
            <text:p>46,192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E14]/[$'Marlin 0.5.6'.$E14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4.997" calcext:value-type="float">
            <text:p>754,997</text:p>
          </table:table-cell>
          <table:table-cell office:value-type="float" office:value="757.764" calcext:value-type="float">
            <text:p>757,764</text:p>
          </table:table-cell>
          <table:table-cell office:value-type="float" office:value="755.169" calcext:value-type="float">
            <text:p>755,169</text:p>
          </table:table-cell>
          <table:table-cell office:value-type="float" office:value="1.57" calcext:value-type="float">
            <text:p>1,57</text:p>
          </table:table-cell>
          <table:table-cell office:value-type="float" office:value="752.236" calcext:value-type="float">
            <text:p>752,236</text:p>
          </table:table-cell>
          <table:table-cell office:value-type="float" office:value="758.063" calcext:value-type="float">
            <text:p>758,06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/[$'Marlin 0.5.6'.$E15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678" calcext:value-type="float">
            <text:p>1678</text:p>
          </table:table-cell>
          <table:table-cell office:value-type="float" office:value="12.427" calcext:value-type="float">
            <text:p>12,427</text:p>
          </table:table-cell>
          <table:table-cell office:value-type="float" office:value="12.487" calcext:value-type="float">
            <text:p>12,487</text:p>
          </table:table-cell>
          <table:table-cell office:value-type="float" office:value="12.428" calcext:value-type="float">
            <text:p>12,428</text:p>
          </table:table-cell>
          <table:table-cell office:value-type="float" office:value="0.058" calcext:value-type="float">
            <text:p>0,058</text:p>
          </table:table-cell>
          <table:table-cell office:value-type="float" office:value="12.368" calcext:value-type="float">
            <text:p>12,368</text:p>
          </table:table-cell>
          <table:table-cell office:value-type="float" office:value="13.227" calcext:value-type="float">
            <text:p>13,227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E16]/[$'Marlin 0.5.6'.$E16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3252" calcext:value-type="float">
            <text:p>3252</text:p>
          </table:table-cell>
          <table:table-cell office:value-type="float" office:value="6.467" calcext:value-type="float">
            <text:p>6,467</text:p>
          </table:table-cell>
          <table:table-cell office:value-type="float" office:value="6.522" calcext:value-type="float">
            <text:p>6,522</text:p>
          </table:table-cell>
          <table:table-cell office:value-type="float" office:value="6.467" calcext:value-type="float">
            <text:p>6,467</text:p>
          </table:table-cell>
          <table:table-cell office:value-type="float" office:value="0.034" calcext:value-type="float">
            <text:p>0,034</text:p>
          </table:table-cell>
          <table:table-cell office:value-type="float" office:value="6.428" calcext:value-type="float">
            <text:p>6,428</text:p>
          </table:table-cell>
          <table:table-cell office:value-type="float" office:value="6.954" calcext:value-type="float">
            <text:p>6,954</text:p>
          </table:table-cell>
          <table:table-cell office:value-type="float" office:value="3252" calcext:value-type="float">
            <text:p>3252</text:p>
          </table:table-cell>
          <table:table-cell/>
          <table:table-cell table:formula="of:=[.E17]/[$'Marlin 0.5.6'.$E17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746" calcext:value-type="float">
            <text:p>1746</text:p>
          </table:table-cell>
          <table:table-cell office:value-type="float" office:value="12.214" calcext:value-type="float">
            <text:p>12,214</text:p>
          </table:table-cell>
          <table:table-cell office:value-type="float" office:value="12.354" calcext:value-type="float">
            <text:p>12,354</text:p>
          </table:table-cell>
          <table:table-cell office:value-type="float" office:value="12.176" calcext:value-type="float">
            <text:p>12,176</text:p>
          </table:table-cell>
          <table:table-cell office:value-type="float" office:value="0.1" calcext:value-type="float">
            <text:p>0,1</text:p>
          </table:table-cell>
          <table:table-cell office:value-type="float" office:value="12.061" calcext:value-type="float">
            <text:p>12,061</text:p>
          </table:table-cell>
          <table:table-cell office:value-type="float" office:value="12.553" calcext:value-type="float">
            <text:p>12,553</text:p>
          </table:table-cell>
          <table:table-cell office:value-type="float" office:value="1746" calcext:value-type="float">
            <text:p>1746</text:p>
          </table:table-cell>
          <table:table-cell/>
          <table:table-cell table:formula="of:=[.E18]/[$'Marlin 0.5.6'.$E18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888" calcext:value-type="float">
            <text:p>2888</text:p>
          </table:table-cell>
          <table:table-cell office:value-type="float" office:value="7.238" calcext:value-type="float">
            <text:p>7,238</text:p>
          </table:table-cell>
          <table:table-cell office:value-type="float" office:value="7.299" calcext:value-type="float">
            <text:p>7,299</text:p>
          </table:table-cell>
          <table:table-cell office:value-type="float" office:value="7.245" calcext:value-type="float">
            <text:p>7,245</text:p>
          </table:table-cell>
          <table:table-cell office:value-type="float" office:value="0.029" calcext:value-type="float">
            <text:p>0,029</text:p>
          </table:table-cell>
          <table:table-cell office:value-type="float" office:value="7.211" calcext:value-type="float">
            <text:p>7,211</text:p>
          </table:table-cell>
          <table:table-cell office:value-type="float" office:value="7.545" calcext:value-type="float">
            <text:p>7,545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E19]/[$'Marlin 0.5.6'.$E19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64.558" calcext:value-type="float">
            <text:p>164,558</text:p>
          </table:table-cell>
          <table:table-cell office:value-type="float" office:value="164.766" calcext:value-type="float">
            <text:p>164,766</text:p>
          </table:table-cell>
          <table:table-cell office:value-type="float" office:value="164.569" calcext:value-type="float">
            <text:p>164,569</text:p>
          </table:table-cell>
          <table:table-cell office:value-type="float" office:value="0.162" calcext:value-type="float">
            <text:p>0,162</text:p>
          </table:table-cell>
          <table:table-cell office:value-type="float" office:value="164.147" calcext:value-type="float">
            <text:p>164,147</text:p>
          </table:table-cell>
          <table:table-cell office:value-type="float" office:value="165.834" calcext:value-type="float">
            <text:p>165,83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E20]/[$'Marlin 0.5.6'.$E20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12.53" calcext:value-type="float">
            <text:p>112,53</text:p>
          </table:table-cell>
          <table:table-cell office:value-type="float" office:value="112.833" calcext:value-type="float">
            <text:p>112,833</text:p>
          </table:table-cell>
          <table:table-cell office:value-type="float" office:value="112.553" calcext:value-type="float">
            <text:p>112,553</text:p>
          </table:table-cell>
          <table:table-cell office:value-type="float" office:value="0.198" calcext:value-type="float">
            <text:p>0,198</text:p>
          </table:table-cell>
          <table:table-cell office:value-type="float" office:value="111.969" calcext:value-type="float">
            <text:p>111,969</text:p>
          </table:table-cell>
          <table:table-cell office:value-type="float" office:value="113.758" calcext:value-type="float">
            <text:p>113,75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E21]/[$'Marlin 0.5.6'.$E21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57.12" calcext:value-type="float">
            <text:p>57,12</text:p>
          </table:table-cell>
          <table:table-cell office:value-type="float" office:value="57.294" calcext:value-type="float">
            <text:p>57,294</text:p>
          </table:table-cell>
          <table:table-cell office:value-type="float" office:value="57.105" calcext:value-type="float">
            <text:p>57,105</text:p>
          </table:table-cell>
          <table:table-cell office:value-type="float" office:value="0.237" calcext:value-type="float">
            <text:p>0,237</text:p>
          </table:table-cell>
          <table:table-cell office:value-type="float" office:value="56.301" calcext:value-type="float">
            <text:p>56,301</text:p>
          </table:table-cell>
          <table:table-cell office:value-type="float" office:value="60.347" calcext:value-type="float">
            <text:p>60,347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E22]/[$'Marlin 0.5.6'.$E22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45.551" calcext:value-type="float">
            <text:p>45,551</text:p>
          </table:table-cell>
          <table:table-cell office:value-type="float" office:value="46.236" calcext:value-type="float">
            <text:p>46,236</text:p>
          </table:table-cell>
          <table:table-cell office:value-type="float" office:value="45.597" calcext:value-type="float">
            <text:p>45,597</text:p>
          </table:table-cell>
          <table:table-cell office:value-type="float" office:value="0.351" calcext:value-type="float">
            <text:p>0,351</text:p>
          </table:table-cell>
          <table:table-cell office:value-type="float" office:value="44.881" calcext:value-type="float">
            <text:p>44,881</text:p>
          </table:table-cell>
          <table:table-cell office:value-type="float" office:value="47.067" calcext:value-type="float">
            <text:p>47,067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[.E23]/[$'Marlin 0.5.6'.$E23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57.092" calcext:value-type="float">
            <text:p>757,092</text:p>
          </table:table-cell>
          <table:table-cell office:value-type="float" office:value="765.53" calcext:value-type="float">
            <text:p>765,53</text:p>
          </table:table-cell>
          <table:table-cell office:value-type="float" office:value="758.616" calcext:value-type="float">
            <text:p>758,616</text:p>
          </table:table-cell>
          <table:table-cell office:value-type="float" office:value="9.273" calcext:value-type="float">
            <text:p>9,273</text:p>
          </table:table-cell>
          <table:table-cell office:value-type="float" office:value="753.818" calcext:value-type="float">
            <text:p>753,818</text:p>
          </table:table-cell>
          <table:table-cell office:value-type="float" office:value="845.118" calcext:value-type="float">
            <text:p>845,11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/[$'Marlin 0.5.6'.$E24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3356" calcext:value-type="float">
            <text:p>3356</text:p>
          </table:table-cell>
          <table:table-cell office:value-type="float" office:value="12.444" calcext:value-type="float">
            <text:p>12,444</text:p>
          </table:table-cell>
          <table:table-cell office:value-type="float" office:value="12.539" calcext:value-type="float">
            <text:p>12,539</text:p>
          </table:table-cell>
          <table:table-cell office:value-type="float" office:value="12.457" calcext:value-type="float">
            <text:p>12,457</text:p>
          </table:table-cell>
          <table:table-cell office:value-type="float" office:value="0.179" calcext:value-type="float">
            <text:p>0,179</text:p>
          </table:table-cell>
          <table:table-cell office:value-type="float" office:value="12.382" calcext:value-type="float">
            <text:p>12,382</text:p>
          </table:table-cell>
          <table:table-cell office:value-type="float" office:value="17.143" calcext:value-type="float">
            <text:p>17,143</text:p>
          </table:table-cell>
          <table:table-cell office:value-type="float" office:value="3356" calcext:value-type="float">
            <text:p>3356</text:p>
          </table:table-cell>
          <table:table-cell/>
          <table:table-cell table:formula="of:=[.E25]/[$'Marlin 0.5.6'.$E25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6504" calcext:value-type="float">
            <text:p>6504</text:p>
          </table:table-cell>
          <table:table-cell office:value-type="float" office:value="6.475" calcext:value-type="float">
            <text:p>6,475</text:p>
          </table:table-cell>
          <table:table-cell office:value-type="float" office:value="6.498" calcext:value-type="float">
            <text:p>6,498</text:p>
          </table:table-cell>
          <table:table-cell office:value-type="float" office:value="6.478" calcext:value-type="float">
            <text:p>6,478</text:p>
          </table:table-cell>
          <table:table-cell office:value-type="float" office:value="0.071" calcext:value-type="float">
            <text:p>0,071</text:p>
          </table:table-cell>
          <table:table-cell office:value-type="float" office:value="6.434" calcext:value-type="float">
            <text:p>6,434</text:p>
          </table:table-cell>
          <table:table-cell office:value-type="float" office:value="10.534" calcext:value-type="float">
            <text:p>10,534</text:p>
          </table:table-cell>
          <table:table-cell office:value-type="float" office:value="6504" calcext:value-type="float">
            <text:p>6504</text:p>
          </table:table-cell>
          <table:table-cell/>
          <table:table-cell table:formula="of:=[.E26]/[$'Marlin 0.5.6'.$E26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492" calcext:value-type="float">
            <text:p>3492</text:p>
          </table:table-cell>
          <table:table-cell office:value-type="float" office:value="12.079" calcext:value-type="float">
            <text:p>12,079</text:p>
          </table:table-cell>
          <table:table-cell office:value-type="float" office:value="12.294" calcext:value-type="float">
            <text:p>12,294</text:p>
          </table:table-cell>
          <table:table-cell office:value-type="float" office:value="12.132" calcext:value-type="float">
            <text:p>12,13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033" calcext:value-type="float">
            <text:p>12,033</text:p>
          </table:table-cell>
          <table:table-cell office:value-type="float" office:value="16.174" calcext:value-type="float">
            <text:p>16,174</text:p>
          </table:table-cell>
          <table:table-cell office:value-type="float" office:value="3492" calcext:value-type="float">
            <text:p>3492</text:p>
          </table:table-cell>
          <table:table-cell/>
          <table:table-cell table:formula="of:=[.E27]/[$'Marlin 0.5.6'.$E27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776" calcext:value-type="float">
            <text:p>5776</text:p>
          </table:table-cell>
          <table:table-cell office:value-type="float" office:value="7.242" calcext:value-type="float">
            <text:p>7,242</text:p>
          </table:table-cell>
          <table:table-cell office:value-type="float" office:value="7.348" calcext:value-type="float">
            <text:p>7,348</text:p>
          </table:table-cell>
          <table:table-cell office:value-type="float" office:value="7.258" calcext:value-type="float">
            <text:p>7,258</text:p>
          </table:table-cell>
          <table:table-cell office:value-type="float" office:value="0.041" calcext:value-type="float">
            <text:p>0,041</text:p>
          </table:table-cell>
          <table:table-cell office:value-type="float" office:value="7.21" calcext:value-type="float">
            <text:p>7,21</text:p>
          </table:table-cell>
          <table:table-cell office:value-type="float" office:value="7.79" calcext:value-type="float">
            <text:p>7,79</text:p>
          </table:table-cell>
          <table:table-cell office:value-type="float" office:value="5776" calcext:value-type="float">
            <text:p>5776</text:p>
          </table:table-cell>
          <table:table-cell/>
          <table:table-cell table:formula="of:=[.E28]/[$'Marlin 0.5.6'.$E28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5.958" calcext:value-type="float">
            <text:p>165,958</text:p>
          </table:table-cell>
          <table:table-cell office:value-type="float" office:value="166.326" calcext:value-type="float">
            <text:p>166,326</text:p>
          </table:table-cell>
          <table:table-cell office:value-type="float" office:value="165.938" calcext:value-type="float">
            <text:p>165,938</text:p>
          </table:table-cell>
          <table:table-cell office:value-type="float" office:value="0.275" calcext:value-type="float">
            <text:p>0,275</text:p>
          </table:table-cell>
          <table:table-cell office:value-type="float" office:value="165.296" calcext:value-type="float">
            <text:p>165,296</text:p>
          </table:table-cell>
          <table:table-cell office:value-type="float" office:value="166.827" calcext:value-type="float">
            <text:p>166,827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E29]/[$'Marlin 0.5.6'.$E29]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formula="of:=AVERAGE([.L3:.L29])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130.718</text:p>
          </table:table-cell>
          <table:table-cell office:value-type="string" calcext:value-type="string">
            <text:p>129.718</text:p>
          </table:table-cell>
          <table:table-cell office:value-type="string" calcext:value-type="string">
            <text:p>130.557</text:p>
          </table:table-cell>
          <table:table-cell office:value-type="string" calcext:value-type="string">
            <text:p>131.877</text:p>
          </table:table-cell>
          <table:table-cell table:number-columns-repeated="6"/>
          <table:table-cell table:style-name="Default"/>
        </table:table-row>
      </table:table>
      <table:table table:name="Marlin 0.5.6 JDK9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Ratio Marlin JDK9 / Marlin JDK8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4.161" calcext:value-type="float">
            <text:p>114,161</text:p>
          </table:table-cell>
          <table:table-cell office:value-type="float" office:value="114.991" calcext:value-type="float">
            <text:p>114,991</text:p>
          </table:table-cell>
          <table:table-cell office:value-type="float" office:value="114.303" calcext:value-type="float">
            <text:p>114,303</text:p>
          </table:table-cell>
          <table:table-cell office:value-type="float" office:value="0.404" calcext:value-type="float">
            <text:p>0,404</text:p>
          </table:table-cell>
          <table:table-cell office:value-type="float" office:value="113.798" calcext:value-type="float">
            <text:p>113,798</text:p>
          </table:table-cell>
          <table:table-cell office:value-type="float" office:value="116.459" calcext:value-type="float">
            <text:p>116,459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E3]/[$'Marlin 0.5.6'.$E3]" office:value-type="percentage" office:value="1.04101937352888" calcext:value-type="percentage">
            <text:p>104,10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58.624" calcext:value-type="float">
            <text:p>58,624</text:p>
          </table:table-cell>
          <table:table-cell office:value-type="float" office:value="59.2" calcext:value-type="float">
            <text:p>59,2</text:p>
          </table:table-cell>
          <table:table-cell office:value-type="float" office:value="58.661" calcext:value-type="float">
            <text:p>58,661</text:p>
          </table:table-cell>
          <table:table-cell office:value-type="float" office:value="0.298" calcext:value-type="float">
            <text:p>0,298</text:p>
          </table:table-cell>
          <table:table-cell office:value-type="float" office:value="58.146" calcext:value-type="float">
            <text:p>58,146</text:p>
          </table:table-cell>
          <table:table-cell office:value-type="float" office:value="59.734" calcext:value-type="float">
            <text:p>59,73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E4]/[$'Marlin 0.5.6'.$E4]" office:value-type="percentage" office:value="1.07571820544037" calcext:value-type="percentage">
            <text:p>107,57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48.333" calcext:value-type="float">
            <text:p>48,333</text:p>
          </table:table-cell>
          <table:table-cell office:value-type="float" office:value="48.79" calcext:value-type="float">
            <text:p>48,79</text:p>
          </table:table-cell>
          <table:table-cell office:value-type="float" office:value="48.362" calcext:value-type="float">
            <text:p>48,362</text:p>
          </table:table-cell>
          <table:table-cell office:value-type="float" office:value="0.209" calcext:value-type="float">
            <text:p>0,209</text:p>
          </table:table-cell>
          <table:table-cell office:value-type="float" office:value="47.958" calcext:value-type="float">
            <text:p>47,958</text:p>
          </table:table-cell>
          <table:table-cell office:value-type="float" office:value="49.202" calcext:value-type="float">
            <text:p>49,202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E5]/[$'Marlin 0.5.6'.$E5]" office:value-type="percentage" office:value="1.08371648786122" calcext:value-type="percentage">
            <text:p>108,37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6.795" calcext:value-type="float">
            <text:p>776,795</text:p>
          </table:table-cell>
          <table:table-cell office:value-type="float" office:value="779.169" calcext:value-type="float">
            <text:p>779,169</text:p>
          </table:table-cell>
          <table:table-cell office:value-type="float" office:value="776.752" calcext:value-type="float">
            <text:p>776,752</text:p>
          </table:table-cell>
          <table:table-cell office:value-type="float" office:value="1.63" calcext:value-type="float">
            <text:p>1,63</text:p>
          </table:table-cell>
          <table:table-cell office:value-type="float" office:value="773.713" calcext:value-type="float">
            <text:p>773,713</text:p>
          </table:table-cell>
          <table:table-cell office:value-type="float" office:value="781.216" calcext:value-type="float">
            <text:p>781,21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/[$'Marlin 0.5.6'.$E6]" office:value-type="percentage" office:value="1.03259728693882" calcext:value-type="percentage">
            <text:p>103,26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13.002" calcext:value-type="float">
            <text:p>13,002</text:p>
          </table:table-cell>
          <table:table-cell office:value-type="float" office:value="13.122" calcext:value-type="float">
            <text:p>13,122</text:p>
          </table:table-cell>
          <table:table-cell office:value-type="float" office:value="13.025" calcext:value-type="float">
            <text:p>13,025</text:p>
          </table:table-cell>
          <table:table-cell office:value-type="float" office:value="0.072" calcext:value-type="float">
            <text:p>0,072</text:p>
          </table:table-cell>
          <table:table-cell office:value-type="float" office:value="12.971" calcext:value-type="float">
            <text:p>12,971</text:p>
          </table:table-cell>
          <table:table-cell office:value-type="float" office:value="13.758" calcext:value-type="float">
            <text:p>13,758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E7]/[$'Marlin 0.5.6'.$E7]" office:value-type="percentage" office:value="1.05296100144439" calcext:value-type="percentage">
            <text:p>105,30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6.981" calcext:value-type="float">
            <text:p>6,981</text:p>
          </table:table-cell>
          <table:table-cell office:value-type="float" office:value="7.281" calcext:value-type="float">
            <text:p>7,281</text:p>
          </table:table-cell>
          <table:table-cell office:value-type="float" office:value="7.053" calcext:value-type="float">
            <text:p>7,053</text:p>
          </table:table-cell>
          <table:table-cell office:value-type="float" office:value="0.153" calcext:value-type="float">
            <text:p>0,153</text:p>
          </table:table-cell>
          <table:table-cell office:value-type="float" office:value="6.895" calcext:value-type="float">
            <text:p>6,895</text:p>
          </table:table-cell>
          <table:table-cell office:value-type="float" office:value="7.518" calcext:value-type="float">
            <text:p>7,518</text:p>
          </table:table-cell>
          <table:table-cell office:value-type="float" office:value="1498" calcext:value-type="float">
            <text:p>1498</text:p>
          </table:table-cell>
          <table:table-cell/>
          <table:table-cell table:formula="of:=[.E8]/[$'Marlin 0.5.6'.$E8]" office:value-type="percentage" office:value="1.11860500844984" calcext:value-type="percentage">
            <text:p>111,86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12.762" calcext:value-type="float">
            <text:p>12,762</text:p>
          </table:table-cell>
          <table:table-cell office:value-type="float" office:value="12.848" calcext:value-type="float">
            <text:p>12,848</text:p>
          </table:table-cell>
          <table:table-cell office:value-type="float" office:value="12.777" calcext:value-type="float">
            <text:p>12,777</text:p>
          </table:table-cell>
          <table:table-cell office:value-type="float" office:value="0.04" calcext:value-type="float">
            <text:p>0,04</text:p>
          </table:table-cell>
          <table:table-cell office:value-type="float" office:value="12.734" calcext:value-type="float">
            <text:p>12,734</text:p>
          </table:table-cell>
          <table:table-cell office:value-type="float" office:value="13.075" calcext:value-type="float">
            <text:p>13,07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9]/[$'Marlin 0.5.6'.$E9]" office:value-type="percentage" office:value="1.05510388437218" calcext:value-type="percentage">
            <text:p>105,51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399" calcext:value-type="float">
            <text:p>1399</text:p>
          </table:table-cell>
          <table:table-cell office:value-type="float" office:value="7.524" calcext:value-type="float">
            <text:p>7,524</text:p>
          </table:table-cell>
          <table:table-cell office:value-type="float" office:value="7.604" calcext:value-type="float">
            <text:p>7,604</text:p>
          </table:table-cell>
          <table:table-cell office:value-type="float" office:value="7.538" calcext:value-type="float">
            <text:p>7,538</text:p>
          </table:table-cell>
          <table:table-cell office:value-type="float" office:value="0.036" calcext:value-type="float">
            <text:p>0,036</text:p>
          </table:table-cell>
          <table:table-cell office:value-type="float" office:value="7.496" calcext:value-type="float">
            <text:p>7,496</text:p>
          </table:table-cell>
          <table:table-cell office:value-type="float" office:value="7.858" calcext:value-type="float">
            <text:p>7,858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E10]/[$'Marlin 0.5.6'.$E10]" office:value-type="percentage" office:value="1.04264363087893" calcext:value-type="percentage">
            <text:p>104,26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70.318" calcext:value-type="float">
            <text:p>170,318</text:p>
          </table:table-cell>
          <table:table-cell office:value-type="float" office:value="171.073" calcext:value-type="float">
            <text:p>171,073</text:p>
          </table:table-cell>
          <table:table-cell office:value-type="float" office:value="170.38" calcext:value-type="float">
            <text:p>170,38</text:p>
          </table:table-cell>
          <table:table-cell office:value-type="float" office:value="0.347" calcext:value-type="float">
            <text:p>0,347</text:p>
          </table:table-cell>
          <table:table-cell office:value-type="float" office:value="169.811" calcext:value-type="float">
            <text:p>169,811</text:p>
          </table:table-cell>
          <table:table-cell office:value-type="float" office:value="171.223" calcext:value-type="float">
            <text:p>171,22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E11]/[$'Marlin 0.5.6'.$E11]" office:value-type="percentage" office:value="1.04356074469902" calcext:value-type="percentage">
            <text:p>104,36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15.404" calcext:value-type="float">
            <text:p>115,404</text:p>
          </table:table-cell>
          <table:table-cell office:value-type="float" office:value="115.64" calcext:value-type="float">
            <text:p>115,64</text:p>
          </table:table-cell>
          <table:table-cell office:value-type="float" office:value="115.418" calcext:value-type="float">
            <text:p>115,418</text:p>
          </table:table-cell>
          <table:table-cell office:value-type="float" office:value="0.13" calcext:value-type="float">
            <text:p>0,13</text:p>
          </table:table-cell>
          <table:table-cell office:value-type="float" office:value="115.17" calcext:value-type="float">
            <text:p>115,17</text:p>
          </table:table-cell>
          <table:table-cell office:value-type="float" office:value="116.112" calcext:value-type="float">
            <text:p>116,11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E12]/[$'Marlin 0.5.6'.$E12]" office:value-type="percentage" office:value="1.0307973436734" calcext:value-type="percentage">
            <text:p>103,08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59.403" calcext:value-type="float">
            <text:p>59,403</text:p>
          </table:table-cell>
          <table:table-cell office:value-type="float" office:value="59.782" calcext:value-type="float">
            <text:p>59,782</text:p>
          </table:table-cell>
          <table:table-cell office:value-type="float" office:value="59.434" calcext:value-type="float">
            <text:p>59,434</text:p>
          </table:table-cell>
          <table:table-cell office:value-type="float" office:value="0.181" calcext:value-type="float">
            <text:p>0,181</text:p>
          </table:table-cell>
          <table:table-cell office:value-type="float" office:value="59.081" calcext:value-type="float">
            <text:p>59,081</text:p>
          </table:table-cell>
          <table:table-cell office:value-type="float" office:value="60.052" calcext:value-type="float">
            <text:p>60,05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E13]/[$'Marlin 0.5.6'.$E13]" office:value-type="percentage" office:value="1.06601283880171" calcext:value-type="percentage">
            <text:p>106,60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48.771" calcext:value-type="float">
            <text:p>48,771</text:p>
          </table:table-cell>
          <table:table-cell office:value-type="float" office:value="49.141" calcext:value-type="float">
            <text:p>49,141</text:p>
          </table:table-cell>
          <table:table-cell office:value-type="float" office:value="48.812" calcext:value-type="float">
            <text:p>48,812</text:p>
          </table:table-cell>
          <table:table-cell office:value-type="float" office:value="0.213" calcext:value-type="float">
            <text:p>0,213</text:p>
          </table:table-cell>
          <table:table-cell office:value-type="float" office:value="48.392" calcext:value-type="float">
            <text:p>48,392</text:p>
          </table:table-cell>
          <table:table-cell office:value-type="float" office:value="49.954" calcext:value-type="float">
            <text:p>49,954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E14]/[$'Marlin 0.5.6'.$E14]" office:value-type="percentage" office:value="1.07862332360236" calcext:value-type="percentage">
            <text:p>107,86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94.883" calcext:value-type="float">
            <text:p>794,883</text:p>
          </table:table-cell>
          <table:table-cell office:value-type="float" office:value="810.977" calcext:value-type="float">
            <text:p>810,977</text:p>
          </table:table-cell>
          <table:table-cell office:value-type="float" office:value="795.062" calcext:value-type="float">
            <text:p>795,062</text:p>
          </table:table-cell>
          <table:table-cell office:value-type="float" office:value="14.358" calcext:value-type="float">
            <text:p>14,358</text:p>
          </table:table-cell>
          <table:table-cell office:value-type="float" office:value="778.158" calcext:value-type="float">
            <text:p>778,158</text:p>
          </table:table-cell>
          <table:table-cell office:value-type="float" office:value="813.011" calcext:value-type="float">
            <text:p>813,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/[$'Marlin 0.5.6'.$E15]" office:value-type="percentage" office:value="1.07022371081234" calcext:value-type="percentage">
            <text:p>107,02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590" calcext:value-type="float">
            <text:p>1590</text:p>
          </table:table-cell>
          <table:table-cell office:value-type="float" office:value="13.067" calcext:value-type="float">
            <text:p>13,067</text:p>
          </table:table-cell>
          <table:table-cell office:value-type="float" office:value="13.187" calcext:value-type="float">
            <text:p>13,187</text:p>
          </table:table-cell>
          <table:table-cell office:value-type="float" office:value="13.069" calcext:value-type="float">
            <text:p>13,069</text:p>
          </table:table-cell>
          <table:table-cell office:value-type="float" office:value="0.089" calcext:value-type="float">
            <text:p>0,089</text:p>
          </table:table-cell>
          <table:table-cell office:value-type="float" office:value="12.987" calcext:value-type="float">
            <text:p>12,987</text:p>
          </table:table-cell>
          <table:table-cell office:value-type="float" office:value="13.696" calcext:value-type="float">
            <text:p>13,696</text:p>
          </table:table-cell>
          <table:table-cell office:value-type="float" office:value="1590" calcext:value-type="float">
            <text:p>1590</text:p>
          </table:table-cell>
          <table:table-cell/>
          <table:table-cell table:formula="of:=[.E16]/[$'Marlin 0.5.6'.$E16]" office:value-type="percentage" office:value="1.05605830063266" calcext:value-type="percentage">
            <text:p>105,61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2996" calcext:value-type="float">
            <text:p>2996</text:p>
          </table:table-cell>
          <table:table-cell office:value-type="float" office:value="7.001" calcext:value-type="float">
            <text:p>7,001</text:p>
          </table:table-cell>
          <table:table-cell office:value-type="float" office:value="7.307" calcext:value-type="float">
            <text:p>7,307</text:p>
          </table:table-cell>
          <table:table-cell office:value-type="float" office:value="7.07" calcext:value-type="float">
            <text:p>7,07</text:p>
          </table:table-cell>
          <table:table-cell office:value-type="float" office:value="0.152" calcext:value-type="float">
            <text:p>0,152</text:p>
          </table:table-cell>
          <table:table-cell office:value-type="float" office:value="6.898" calcext:value-type="float">
            <text:p>6,898</text:p>
          </table:table-cell>
          <table:table-cell office:value-type="float" office:value="7.623" calcext:value-type="float">
            <text:p>7,623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[.E17]/[$'Marlin 0.5.6'.$E17]" office:value-type="percentage" office:value="1.12036185219258" calcext:value-type="percentage">
            <text:p>112,04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638" calcext:value-type="float">
            <text:p>1638</text:p>
          </table:table-cell>
          <table:table-cell office:value-type="float" office:value="12.774" calcext:value-type="float">
            <text:p>12,774</text:p>
          </table:table-cell>
          <table:table-cell office:value-type="float" office:value="12.866" calcext:value-type="float">
            <text:p>12,866</text:p>
          </table:table-cell>
          <table:table-cell office:value-type="float" office:value="12.79" calcext:value-type="float">
            <text:p>12,79</text:p>
          </table:table-cell>
          <table:table-cell office:value-type="float" office:value="0.039" calcext:value-type="float">
            <text:p>0,039</text:p>
          </table:table-cell>
          <table:table-cell office:value-type="float" office:value="12.742" calcext:value-type="float">
            <text:p>12,742</text:p>
          </table:table-cell>
          <table:table-cell office:value-type="float" office:value="13.058" calcext:value-type="float">
            <text:p>13,058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[.E18]/[$'Marlin 0.5.6'.$E18]" office:value-type="percentage" office:value="1.04144406669905" calcext:value-type="percentage">
            <text:p>104,14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798" calcext:value-type="float">
            <text:p>2798</text:p>
          </table:table-cell>
          <table:table-cell office:value-type="float" office:value="7.52" calcext:value-type="float">
            <text:p>7,52</text:p>
          </table:table-cell>
          <table:table-cell office:value-type="float" office:value="7.584" calcext:value-type="float">
            <text:p>7,584</text:p>
          </table:table-cell>
          <table:table-cell office:value-type="float" office:value="7.53" calcext:value-type="float">
            <text:p>7,53</text:p>
          </table:table-cell>
          <table:table-cell office:value-type="float" office:value="0.03" calcext:value-type="float">
            <text:p>0,03</text:p>
          </table:table-cell>
          <table:table-cell office:value-type="float" office:value="7.495" calcext:value-type="float">
            <text:p>7,495</text:p>
          </table:table-cell>
          <table:table-cell office:value-type="float" office:value="7.816" calcext:value-type="float">
            <text:p>7,816</text:p>
          </table:table-cell>
          <table:table-cell office:value-type="float" office:value="2798" calcext:value-type="float">
            <text:p>2798</text:p>
          </table:table-cell>
          <table:table-cell/>
          <table:table-cell table:formula="of:=[.E19]/[$'Marlin 0.5.6'.$E19]" office:value-type="percentage" office:value="1.03904644471845" calcext:value-type="percentage">
            <text:p>103,90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71.706" calcext:value-type="float">
            <text:p>171,706</text:p>
          </table:table-cell>
          <table:table-cell office:value-type="float" office:value="172.142" calcext:value-type="float">
            <text:p>172,142</text:p>
          </table:table-cell>
          <table:table-cell office:value-type="float" office:value="171.77" calcext:value-type="float">
            <text:p>171,77</text:p>
          </table:table-cell>
          <table:table-cell office:value-type="float" office:value="0.21" calcext:value-type="float">
            <text:p>0,21</text:p>
          </table:table-cell>
          <table:table-cell office:value-type="float" office:value="171.367" calcext:value-type="float">
            <text:p>171,367</text:p>
          </table:table-cell>
          <table:table-cell office:value-type="float" office:value="172.521" calcext:value-type="float">
            <text:p>172,52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E20]/[$'Marlin 0.5.6'.$E20]" office:value-type="percentage" office:value="1.04476651736402" calcext:value-type="percentage">
            <text:p>104,48%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8.284" calcext:value-type="float">
            <text:p>118,284</text:p>
          </table:table-cell>
          <table:table-cell office:value-type="float" office:value="116.217" calcext:value-type="float">
            <text:p>116,217</text:p>
          </table:table-cell>
          <table:table-cell office:value-type="float" office:value="0.987" calcext:value-type="float">
            <text:p>0,987</text:p>
          </table:table-cell>
          <table:table-cell office:value-type="float" office:value="115.207" calcext:value-type="float">
            <text:p>115,207</text:p>
          </table:table-cell>
          <table:table-cell office:value-type="float" office:value="125.104" calcext:value-type="float">
            <text:p>125,104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E21]/[$'Marlin 0.5.6'.$E21]" office:value-type="percentage" office:value="1.0483103347425" calcext:value-type="percentage">
            <text:p>104,83%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59.755" calcext:value-type="float">
            <text:p>59,755</text:p>
          </table:table-cell>
          <table:table-cell office:value-type="float" office:value="60.23" calcext:value-type="float">
            <text:p>60,23</text:p>
          </table:table-cell>
          <table:table-cell office:value-type="float" office:value="59.857" calcext:value-type="float">
            <text:p>59,857</text:p>
          </table:table-cell>
          <table:table-cell office:value-type="float" office:value="0.684" calcext:value-type="float">
            <text:p>0,684</text:p>
          </table:table-cell>
          <table:table-cell office:value-type="float" office:value="59.254" calcext:value-type="float">
            <text:p>59,254</text:p>
          </table:table-cell>
          <table:table-cell office:value-type="float" office:value="67.031" calcext:value-type="float">
            <text:p>67,03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E22]/[$'Marlin 0.5.6'.$E22]" office:value-type="percentage" office:value="1.05124445840751" calcext:value-type="percentage">
            <text:p>105,12%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office:value-type="float" office:value="49.235" calcext:value-type="float">
            <text:p>49,235</text:p>
          </table:table-cell>
          <table:table-cell office:value-type="float" office:value="49.689" calcext:value-type="float">
            <text:p>49,689</text:p>
          </table:table-cell>
          <table:table-cell office:value-type="float" office:value="49.339" calcext:value-type="float">
            <text:p>49,339</text:p>
          </table:table-cell>
          <table:table-cell office:value-type="float" office:value="0.696" calcext:value-type="float">
            <text:p>0,696</text:p>
          </table:table-cell>
          <table:table-cell office:value-type="float" office:value="48.766" calcext:value-type="float">
            <text:p>48,766</text:p>
          </table:table-cell>
          <table:table-cell office:value-type="float" office:value="58.329" calcext:value-type="float">
            <text:p>58,329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E23]/[$'Marlin 0.5.6'.$E23]" office:value-type="percentage" office:value="1.07468206592266" calcext:value-type="percentage">
            <text:p>107,47%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82.266" calcext:value-type="float">
            <text:p>782,266</text:p>
          </table:table-cell>
          <table:table-cell office:value-type="float" office:value="812.293" calcext:value-type="float">
            <text:p>812,293</text:p>
          </table:table-cell>
          <table:table-cell office:value-type="float" office:value="789.139" calcext:value-type="float">
            <text:p>789,139</text:p>
          </table:table-cell>
          <table:table-cell office:value-type="float" office:value="13.456" calcext:value-type="float">
            <text:p>13,456</text:p>
          </table:table-cell>
          <table:table-cell office:value-type="float" office:value="776.397" calcext:value-type="float">
            <text:p>776,397</text:p>
          </table:table-cell>
          <table:table-cell office:value-type="float" office:value="820.227" calcext:value-type="float">
            <text:p>820,22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/[$'Marlin 0.5.6'.$E24]" office:value-type="percentage" office:value="1.06108578370541" calcext:value-type="percentage">
            <text:p>106,11%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3180" calcext:value-type="float">
            <text:p>3180</text:p>
          </table:table-cell>
          <table:table-cell office:value-type="float" office:value="13.078" calcext:value-type="float">
            <text:p>13,078</text:p>
          </table:table-cell>
          <table:table-cell office:value-type="float" office:value="13.323" calcext:value-type="float">
            <text:p>13,323</text:p>
          </table:table-cell>
          <table:table-cell office:value-type="float" office:value="13.137" calcext:value-type="float">
            <text:p>13,137</text:p>
          </table:table-cell>
          <table:table-cell office:value-type="float" office:value="0.37" calcext:value-type="float">
            <text:p>0,37</text:p>
          </table:table-cell>
          <table:table-cell office:value-type="float" office:value="12.994" calcext:value-type="float">
            <text:p>12,994</text:p>
          </table:table-cell>
          <table:table-cell office:value-type="float" office:value="23.525" calcext:value-type="float">
            <text:p>23,525</text:p>
          </table:table-cell>
          <table:table-cell office:value-type="float" office:value="3180" calcext:value-type="float">
            <text:p>3180</text:p>
          </table:table-cell>
          <table:table-cell/>
          <table:table-cell table:formula="of:=[.E25]/[$'Marlin 0.5.6'.$E25]" office:value-type="percentage" office:value="1.0625249222426" calcext:value-type="percentage">
            <text:p>106,25%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5992" calcext:value-type="float">
            <text:p>5992</text:p>
          </table:table-cell>
          <table:table-cell office:value-type="float" office:value="7.008" calcext:value-type="float">
            <text:p>7,008</text:p>
          </table:table-cell>
          <table:table-cell office:value-type="float" office:value="7.317" calcext:value-type="float">
            <text:p>7,317</text:p>
          </table:table-cell>
          <table:table-cell office:value-type="float" office:value="7.078" calcext:value-type="float">
            <text:p>7,078</text:p>
          </table:table-cell>
          <table:table-cell office:value-type="float" office:value="0.251" calcext:value-type="float">
            <text:p>0,251</text:p>
          </table:table-cell>
          <table:table-cell office:value-type="float" office:value="6.896" calcext:value-type="float">
            <text:p>6,896</text:p>
          </table:table-cell>
          <table:table-cell office:value-type="float" office:value="13.933" calcext:value-type="float">
            <text:p>13,933</text:p>
          </table:table-cell>
          <table:table-cell office:value-type="float" office:value="5992" calcext:value-type="float">
            <text:p>5992</text:p>
          </table:table-cell>
          <table:table-cell/>
          <table:table-cell table:formula="of:=[.E26]/[$'Marlin 0.5.6'.$E26]" office:value-type="percentage" office:value="1.12603878116344" calcext:value-type="percentage">
            <text:p>112,60%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276" calcext:value-type="float">
            <text:p>3276</text:p>
          </table:table-cell>
          <table:table-cell office:value-type="float" office:value="12.78" calcext:value-type="float">
            <text:p>12,78</text:p>
          </table:table-cell>
          <table:table-cell office:value-type="float" office:value="12.879" calcext:value-type="float">
            <text:p>12,879</text:p>
          </table:table-cell>
          <table:table-cell office:value-type="float" office:value="12.815" calcext:value-type="float">
            <text:p>12,815</text:p>
          </table:table-cell>
          <table:table-cell office:value-type="float" office:value="0.343" calcext:value-type="float">
            <text:p>0,343</text:p>
          </table:table-cell>
          <table:table-cell office:value-type="float" office:value="12.739" calcext:value-type="float">
            <text:p>12,739</text:p>
          </table:table-cell>
          <table:table-cell office:value-type="float" office:value="22.994" calcext:value-type="float">
            <text:p>22,994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27]/[$'Marlin 0.5.6'.$E27]" office:value-type="percentage" office:value="1.04758418740849" calcext:value-type="percentage">
            <text:p>104,76%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596" calcext:value-type="float">
            <text:p>5596</text:p>
          </table:table-cell>
          <table:table-cell office:value-type="float" office:value="7.528" calcext:value-type="float">
            <text:p>7,528</text:p>
          </table:table-cell>
          <table:table-cell office:value-type="float" office:value="7.598" calcext:value-type="float">
            <text:p>7,598</text:p>
          </table:table-cell>
          <table:table-cell office:value-type="float" office:value="7.551" calcext:value-type="float">
            <text:p>7,551</text:p>
          </table:table-cell>
          <table:table-cell office:value-type="float" office:value="0.242" calcext:value-type="float">
            <text:p>0,242</text:p>
          </table:table-cell>
          <table:table-cell office:value-type="float" office:value="7.495" calcext:value-type="float">
            <text:p>7,495</text:p>
          </table:table-cell>
          <table:table-cell office:value-type="float" office:value="13.961" calcext:value-type="float">
            <text:p>13,961</text:p>
          </table:table-cell>
          <table:table-cell office:value-type="float" office:value="5596" calcext:value-type="float">
            <text:p>5596</text:p>
          </table:table-cell>
          <table:table-cell/>
          <table:table-cell table:formula="of:=[.E28]/[$'Marlin 0.5.6'.$E28]" office:value-type="percentage" office:value="1.03402286336418" calcext:value-type="percentage">
            <text:p>103,40%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172.611" calcext:value-type="float">
            <text:p>172,611</text:p>
          </table:table-cell>
          <table:table-cell office:value-type="float" office:value="173.831" calcext:value-type="float">
            <text:p>173,831</text:p>
          </table:table-cell>
          <table:table-cell office:value-type="float" office:value="172.706" calcext:value-type="float">
            <text:p>172,706</text:p>
          </table:table-cell>
          <table:table-cell office:value-type="float" office:value="1.56" calcext:value-type="float">
            <text:p>1,56</text:p>
          </table:table-cell>
          <table:table-cell office:value-type="float" office:value="170.665" calcext:value-type="float">
            <text:p>170,665</text:p>
          </table:table-cell>
          <table:table-cell office:value-type="float" office:value="187.246" calcext:value-type="float">
            <text:p>187,246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E29]/[$'Marlin 0.5.6'.$E29]" office:value-type="percentage" office:value="1.04512222983779" calcext:value-type="percentage">
            <text:p>104,51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formula="of:=AVERAGE([.L3:.L29])" office:value-type="percentage" office:value="1.06088428329277" calcext:value-type="percentage">
            <text:p>106,09%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137.709</text:p>
          </table:table-cell>
          <table:table-cell office:value-type="string" calcext:value-type="string">
            <text:p>134.898</text:p>
          </table:table-cell>
          <table:table-cell office:value-type="string" calcext:value-type="string">
            <text:p>138.736</text:p>
          </table:table-cell>
          <table:table-cell office:value-type="string" calcext:value-type="string">
            <text:p>139.494</text:p>
          </table:table-cell>
          <table:table-cell table:number-columns-repeated="6"/>
          <table:table-cell table:style-name="Default"/>
        </table:table-row>
      </table:table>
      <table:named-expressions/>
      <table:database-ranges>
        <table:database-range table:name="__Anonymous_Sheet_DB__1" table:target-range-address="Ductus.A3:Ductus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Pisces.A3:Pisces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'Marlin 0.5.6'.A3:'Marlin 0.5.6'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'Marlin 0.5.6 JDK9'.A3:'Marlin 0.5.6 JDK9'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3:36:50.677429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ourgès</meta:initial-creator>
    <meta:creation-date>2015-03-13T09:05:06.852765911</meta:creation-date>
    <dc:date>2015-03-13T14:40:00.054606592</dc:date>
    <dc:creator>Laurent Bourgès</dc:creator>
    <meta:editing-duration>PT13M28S</meta:editing-duration>
    <meta:editing-cycles>4</meta:editing-cycles>
    <meta:generator>LibreOffice/4.2.7.2$Linux_X86_64 LibreOffice_project/420m0$Build-2</meta:generator>
    <meta:document-statistic meta:table-count="5" meta:cell-count="13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interval-major="20" chart:interval-minor-divisor="5" chart:text-overlap="true" chart:reverse-direction="false" text:line-break="true" chart:link-data-style-to-source="true" chart:axis-position="1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503cm" svg:height="13.815cm" xlink:href="." xlink:type="simple" chart:class="chart:bar" chart:style-name="ch1">
        <chart:title svg:x="11.971cm" svg:y="0.412cm" chart:style-name="ch2">
          <text:p>Performance Summary [JDK 1.8_60]</text:p>
        </chart:title>
        <chart:subtitle svg:x="12.644cm" svg:y="1.109cm" chart:style-name="ch3">
          <text:p>95% Percentile (average on all tests)</text:p>
        </chart:subtitle>
        <chart:legend chart:legend-position="end" svg:x="29.687cm" svg:y="5.783cm" style:legend-expansion="high" chart:style-name="ch4"/>
        <chart:plot-area chart:style-name="ch5" chart:data-source-has-labels="both" svg:x="0.711cm" svg:y="1.729cm" svg:width="28.344cm" svg:height="11.809cm">
          <chartooo:coordinate-region svg:x="1.588cm" svg:y="1.938cm" svg:width="27.467cm" svg:height="10.914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</text:p>
              </table:table-cell>
              <table:table-cell office:value-type="string">
                <text:p>1T</text:p>
              </table:table-cell>
              <table:table-cell office:value-type="string">
                <text:p>2T</text:p>
              </table:table-cell>
              <table:table-cell office:value-type="string">
                <text:p>4T</text:p>
              </table:table-cell>
            </table:table-row>
          </table:table-header-rows>
          <table:table-rows>
            <table:table-row>
              <table:table-cell office:value-type="string">
                <text:p>ductus</text:p>
              </table:table-cell>
              <table:table-cell office:value-type="float" office:value="355.442">
                <text:p>355.442</text:p>
              </table:table-cell>
              <table:table-cell office:value-type="float" office:value="157.616">
                <text:p>157.616</text:p>
              </table:table-cell>
              <table:table-cell office:value-type="float" office:value="263.145">
                <text:p>263.145</text:p>
              </table:table-cell>
              <table:table-cell office:value-type="float" office:value="645.566">
                <text:p>645.566</text:p>
              </table:table-cell>
            </table:table-row>
            <table:table-row>
              <table:table-cell office:value-type="string">
                <text:p>pisces</text:p>
              </table:table-cell>
              <table:table-cell office:value-type="float" office:value="398.576">
                <text:p>398.576</text:p>
              </table:table-cell>
              <table:table-cell office:value-type="float" office:value="345.619">
                <text:p>345.619</text:p>
              </table:table-cell>
              <table:table-cell office:value-type="float" office:value="373.08">
                <text:p>373.08</text:p>
              </table:table-cell>
              <table:table-cell office:value-type="float" office:value="477.03">
                <text:p>477.03</text:p>
              </table:table-cell>
            </table:table-row>
            <table:table-row>
              <table:table-cell office:value-type="string">
                <text:p>Marlin 0.5.6</text:p>
              </table:table-cell>
              <table:table-cell office:value-type="float" office:value="130.718">
                <text:p>130.718</text:p>
              </table:table-cell>
              <table:table-cell office:value-type="float" office:value="129.718">
                <text:p>129.718</text:p>
              </table:table-cell>
              <table:table-cell office:value-type="float" office:value="130.557">
                <text:p>130.557</text:p>
              </table:table-cell>
              <table:table-cell office:value-type="float" office:value="131.877">
                <text:p>131.877</text:p>
              </table:table-cell>
            </table:table-row>
            <table:table-row>
              <table:table-cell office:value-type="string">
                <text:p>Marlin JDK9</text:p>
              </table:table-cell>
              <table:table-cell office:value-type="float" office:value="137.709">
                <text:p>137.709</text:p>
              </table:table-cell>
              <table:table-cell office:value-type="float" office:value="134.898">
                <text:p>134.898</text:p>
              </table:table-cell>
              <table:table-cell office:value-type="float" office:value="138.736">
                <text:p>138.736</text:p>
              </table:table-cell>
              <table:table-cell office:value-type="float" office:value="139.494">
                <text:p>139.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direction="ttb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6.25" chart:origin="0" chart:interval-major="0.25" chart:text-overlap="true" chart:reverse-direction="false" text:line-break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13cm" svg:height="39.147cm" xlink:href=".." xlink:type="simple" chart:class="chart:bar" chart:style-name="ch1">
        <chart:title svg:x="12.49cm" svg:y="0.918cm" chart:style-name="ch2">
          <text:p>Individual Tests % marlin 0.5.6</text:p>
        </chart:title>
        <chart:legend svg:x="26.889cm" svg:y="0cm" style:legend-expansion="custom" chartooo:width="3.744cm" chartooo:height="2.393cm" style:legend-expansion-aspect-ratio="1.56456330965316" chart:style-name="ch3"/>
        <chart:plot-area chart:style-name="ch4" table:cell-range-address="Ductus.A2:Ductus.A2 Ductus.A3:Ductus.B29 Ductus.L3:Ductus.L29 Pisces.L3:Pisces.L29 'Marlin 0.5.6 JDK9'.L3:'Marlin 0.5.6 JDK9'.L29" chart:data-source-has-labels="both" svg:x="-0.014cm" svg:y="1.949cm" svg:width="30.615cm" svg:height="38.469cm">
          <chartooo:coordinate-region svg:x="1.697cm" svg:y="2.158cm" svg:width="28.904cm" svg:height="18.504cm"/>
          <chart:axis chart:dimension="x" chart:name="primary-x" chart:style-name="ch5" chartooo:axis-type="auto">
            <chartooo:date-scale/>
            <chart:categories table:cell-range-address="Ductus.A3:Ductus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uctus.L3:Ductus.L29" chart:label-cell-address="&quot;ductus&quot;" chart:class="chart:bar">
            <chart:data-point chart:repeated="27"/>
          </chart:series>
          <chart:series chart:style-name="ch9" chart:values-cell-range-address="Pisces.L3:Pisces.L29" chart:label-cell-address="&quot;pisces&quot;" chart:class="chart:bar">
            <chart:data-point chart:repeated="27"/>
          </chart:series>
          <chart:series chart:style-name="ch10" chart:values-cell-range-address="'Marlin 0.5.6 JDK9'.L3:'Marlin 0.5.6 JDK9'.L29" chart:label-cell-address="&quot;marlin 0.5.6 jdk9&quot;" chart:class="chart:ba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ctus</text:p>
              </table:table-cell>
              <table:table-cell office:value-type="string">
                <text:p>pisces</text:p>
              </table:table-cell>
              <table:table-cell office:value-type="string">
                <text:p>marlin 0.5.6 jdk9</text:p>
              </table:table-cell>
            </table:table-row>
          </table:table-header-rows>
          <table:table-rows>
            <table:table-row>
              <table:table-cell office:value-type="string">
                <text:p>dc_boulder_2013-13-30-06-13-17.ser           </text:p>
                <text:list>
                  <text:list-item>
                    <text:p>dc_boulder_2013-13-30-06-13-17.ser           </text:p>
                  </text:list-item>
                  <text:list-item>
                    <text:p/>
                  </text:list-item>
                </text:list>
                <draw:g>
                  <svg:desc>Ductus.A3:Ductus.B29</svg:desc>
                </draw:g>
              </table:table-cell>
              <table:table-cell office:value-type="float" office:value="0.997546623212022">
                <text:p>0.997546623212022</text:p>
                <draw:g>
                  <svg:desc>Ductus.L3:Ductus.L29</svg:desc>
                </draw:g>
              </table:table-cell>
              <table:table-cell office:value-type="float" office:value="1.77934093789607">
                <text:p>1.77934093789607</text:p>
                <draw:g>
                  <svg:desc>Pisces.L3:Pisces.L29</svg:desc>
                </draw:g>
              </table:table-cell>
              <table:table-cell office:value-type="float" office:value="1.04101937352888">
                <text:p>1.04101937352888</text:p>
                <draw:g>
                  <svg:desc>'Marlin 0.5.6 JDK9'.L3:'Marlin 0.5.6 JDK9'.L29</svg:desc>
                </draw:g>
              </table:table-cell>
            </table:table-row>
            <table:table-row>
              <table:table-cell office:value-type="string">
                <text:p>dc_boulder_2013-13-30-06-13-20.ser           </text:p>
                <text:list>
                  <text:list-item>
                    <text:p>dc_boulder_2013-13-30-06-13-20.ser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52455799248">
                <text:p>1.00452455799248</text:p>
              </table:table-cell>
              <table:table-cell office:value-type="float" office:value="1.8544691366998">
                <text:p>1.8544691366998</text:p>
              </table:table-cell>
              <table:table-cell office:value-type="float" office:value="1.07571820544037">
                <text:p>1.07571820544037</text:p>
              </table:table-cell>
            </table:table-row>
            <table:table-row>
              <table:table-cell office:value-type="string">
                <text:p>dc_shp_alllayers_2013-00-30-07-00-43.ser     </text:p>
                <text:list>
                  <text:list-item>
                    <text:p>dc_shp_alllayers_2013-00-30-07-00-43.ser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702250061083">
                <text:p>1.04702250061083</text:p>
              </table:table-cell>
              <table:table-cell office:value-type="float" office:value="1.62317585126941">
                <text:p>1.62317585126941</text:p>
              </table:table-cell>
              <table:table-cell office:value-type="float" office:value="1.08371648786122">
                <text:p>1.08371648786122</text:p>
              </table:table-cell>
            </table:table-row>
            <table:table-row>
              <table:table-cell office:value-type="string">
                <text:p>dc_shp_alllayers_2013-00-30-07-00-47.ser     </text:p>
                <text:list>
                  <text:list-item>
                    <text:p>dc_shp_alllayers_2013-00-30-07-00-47.ser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6925594906782">
                <text:p>1.26925594906782</text:p>
              </table:table-cell>
              <table:table-cell office:value-type="float" office:value="2.85478390398796">
                <text:p>2.85478390398796</text:p>
              </table:table-cell>
              <table:table-cell office:value-type="float" office:value="1.03259728693882">
                <text:p>1.03259728693882</text:p>
              </table:table-cell>
            </table:table-row>
            <table:table-row>
              <table:table-cell office:value-type="string">
                <text:p>dc_spearfish_2013-11-30-06-11-15.ser         </text:p>
                <text:list>
                  <text:list-item>
                    <text:p>dc_spearfish_2013-11-30-06-11-15.ser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9176697159364">
                <text:p>1.29176697159364</text:p>
              </table:table-cell>
              <table:table-cell office:value-type="float" office:value="2.19146204461563">
                <text:p>2.19146204461563</text:p>
              </table:table-cell>
              <table:table-cell office:value-type="float" office:value="1.05296100144439">
                <text:p>1.05296100144439</text:p>
              </table:table-cell>
            </table:table-row>
            <table:table-row>
              <table:table-cell office:value-type="string">
                <text:p>dc_spearfish_2013-11-30-06-11-19.ser         </text:p>
                <text:list>
                  <text:list-item>
                    <text:p>dc_spearfish_2013-11-30-06-11-19.ser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57627899831">
                <text:p>1.157627899831</text:p>
              </table:table-cell>
              <table:table-cell office:value-type="float" office:value="1.63604240282686">
                <text:p>1.63604240282686</text:p>
              </table:table-cell>
              <table:table-cell office:value-type="float" office:value="1.11860500844984">
                <text:p>1.11860500844984</text:p>
              </table:table-cell>
            </table:table-row>
            <table:table-row>
              <table:table-cell office:value-type="string">
                <text:p>dc_topp:states_2013-11-30-06-11-06.ser       </text:p>
                <text:list>
                  <text:list-item>
                    <text:p>dc_topp:states_2013-11-30-06-11-06.ser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1485587583149">
                <text:p>1.31485587583149</text:p>
              </table:table-cell>
              <table:table-cell office:value-type="float" office:value="1.28874106922887">
                <text:p>1.28874106922887</text:p>
              </table:table-cell>
              <table:table-cell office:value-type="float" office:value="1.05510388437218">
                <text:p>1.05510388437218</text:p>
              </table:table-cell>
            </table:table-row>
            <table:table-row>
              <table:table-cell office:value-type="string">
                <text:p>dc_topp:states_2013-11-30-06-11-07.ser       </text:p>
                <text:list>
                  <text:list-item>
                    <text:p>dc_topp:states_2013-11-30-06-11-07.ser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42300836418483">
                <text:p>1.42300836418483</text:p>
              </table:table-cell>
              <table:table-cell office:value-type="float" office:value="1.35897435897436">
                <text:p>1.35897435897436</text:p>
              </table:table-cell>
              <table:table-cell office:value-type="float" office:value="1.04264363087893">
                <text:p>1.04264363087893</text:p>
              </table:table-cell>
            </table:table-row>
            <table:table-row>
              <table:table-cell office:value-type="string">
                <text:p>test_z_625k.ser                              </text:p>
                <text:list>
                  <text:list-item>
                    <text:p>test_z_625k.ser                   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0883659078154">
                <text:p>1.20883659078154</text:p>
              </table:table-cell>
              <table:table-cell office:value-type="float" office:value="3.17927555327819">
                <text:p>3.17927555327819</text:p>
              </table:table-cell>
              <table:table-cell office:value-type="float" office:value="1.04356074469902">
                <text:p>1.04356074469902</text:p>
              </table:table-cell>
            </table:table-row>
            <table:table-row>
              <table:table-cell office:value-type="string">
                <text:p>dc_boulder_2013-13-30-06-13-17.ser           </text:p>
                <text:list>
                  <text:list-item>
                    <text:p>dc_boulder_2013-13-30-06-13-17.ser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49406783438071">
                <text:p>1.49406783438071</text:p>
              </table:table-cell>
              <table:table-cell office:value-type="float" office:value="1.79650577171636">
                <text:p>1.79650577171636</text:p>
              </table:table-cell>
              <table:table-cell office:value-type="float" office:value="1.0307973436734">
                <text:p>1.0307973436734</text:p>
              </table:table-cell>
            </table:table-row>
            <table:table-row>
              <table:table-cell office:value-type="string">
                <text:p>dc_boulder_2013-13-30-06-13-20.ser           </text:p>
                <text:list>
                  <text:list-item>
                    <text:p>dc_boulder_2013-13-30-06-13-20.ser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73737517831669">
                <text:p>1.73737517831669</text:p>
              </table:table-cell>
              <table:table-cell office:value-type="float" office:value="1.85019614835949">
                <text:p>1.85019614835949</text:p>
              </table:table-cell>
              <table:table-cell office:value-type="float" office:value="1.06601283880171">
                <text:p>1.06601283880171</text:p>
              </table:table-cell>
            </table:table-row>
            <table:table-row>
              <table:table-cell office:value-type="string">
                <text:p>dc_shp_alllayers_2013-00-30-07-00-43.ser     </text:p>
                <text:list>
                  <text:list-item>
                    <text:p>dc_shp_alllayers_2013-00-30-07-00-43.ser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62459667683663">
                <text:p>1.62459667683663</text:p>
              </table:table-cell>
              <table:table-cell office:value-type="float" office:value="1.61421453499857">
                <text:p>1.61421453499857</text:p>
              </table:table-cell>
              <table:table-cell office:value-type="float" office:value="1.07862332360236">
                <text:p>1.07862332360236</text:p>
              </table:table-cell>
            </table:table-row>
            <table:table-row>
              <table:table-cell office:value-type="string">
                <text:p>dc_shp_alllayers_2013-00-30-07-00-47.ser     </text:p>
                <text:list>
                  <text:list-item>
                    <text:p>dc_shp_alllayers_2013-00-30-07-00-47.ser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10574796374597">
                <text:p>2.10574796374597</text:p>
              </table:table-cell>
              <table:table-cell office:value-type="float" office:value="3.09010589048833">
                <text:p>3.09010589048833</text:p>
              </table:table-cell>
              <table:table-cell office:value-type="float" office:value="1.07022371081234">
                <text:p>1.07022371081234</text:p>
              </table:table-cell>
            </table:table-row>
            <table:table-row>
              <table:table-cell office:value-type="string">
                <text:p>dc_spearfish_2013-11-30-06-11-15.ser         </text:p>
                <text:list>
                  <text:list-item>
                    <text:p>dc_spearfish_2013-11-30-06-11-15.ser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00520541363018">
                <text:p>2.00520541363018</text:p>
              </table:table-cell>
              <table:table-cell office:value-type="float" office:value="2.2537839352927">
                <text:p>2.2537839352927</text:p>
              </table:table-cell>
              <table:table-cell office:value-type="float" office:value="1.05605830063266">
                <text:p>1.05605830063266</text:p>
              </table:table-cell>
            </table:table-row>
            <table:table-row>
              <table:table-cell office:value-type="string">
                <text:p>dc_spearfish_2013-11-30-06-11-19.ser         </text:p>
                <text:list>
                  <text:list-item>
                    <text:p>dc_spearfish_2013-11-30-06-11-19.ser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83394664213431">
                <text:p>1.83394664213431</text:p>
              </table:table-cell>
              <table:table-cell office:value-type="float" office:value="2.37488500459982">
                <text:p>2.37488500459982</text:p>
              </table:table-cell>
              <table:table-cell office:value-type="float" office:value="1.12036185219258">
                <text:p>1.12036185219258</text:p>
              </table:table-cell>
            </table:table-row>
            <table:table-row>
              <table:table-cell office:value-type="string">
                <text:p>dc_topp:states_2013-11-30-06-11-06.ser       </text:p>
                <text:list>
                  <text:list-item>
                    <text:p>dc_topp:states_2013-11-30-06-11-06.ser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74995952727861">
                <text:p>1.74995952727861</text:p>
              </table:table-cell>
              <table:table-cell office:value-type="float" office:value="1.27885705034807">
                <text:p>1.27885705034807</text:p>
              </table:table-cell>
              <table:table-cell office:value-type="float" office:value="1.04144406669905">
                <text:p>1.04144406669905</text:p>
              </table:table-cell>
            </table:table-row>
            <table:table-row>
              <table:table-cell office:value-type="string">
                <text:p>dc_topp:states_2013-11-30-06-11-07.ser       </text:p>
                <text:list>
                  <text:list-item>
                    <text:p>dc_topp:states_2013-11-30-06-11-07.ser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84367721605699">
                <text:p>1.84367721605699</text:p>
              </table:table-cell>
              <table:table-cell office:value-type="float" office:value="1.36717358542266">
                <text:p>1.36717358542266</text:p>
              </table:table-cell>
              <table:table-cell office:value-type="float" office:value="1.03904644471845">
                <text:p>1.03904644471845</text:p>
              </table:table-cell>
            </table:table-row>
            <table:table-row>
              <table:table-cell office:value-type="string">
                <text:p>test_z_625k.ser                              </text:p>
                <text:list>
                  <text:list-item>
                    <text:p>test_z_625k.ser                   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19405095711494">
                <text:p>2.19405095711494</text:p>
              </table:table-cell>
              <table:table-cell office:value-type="float" office:value="3.44665768423097">
                <text:p>3.44665768423097</text:p>
              </table:table-cell>
              <table:table-cell office:value-type="float" office:value="1.04476651736402">
                <text:p>1.04476651736402</text:p>
              </table:table-cell>
            </table:table-row>
            <table:table-row>
              <table:table-cell office:value-type="string">
                <text:p>dc_boulder_2013-13-30-06-13-17.ser           </text:p>
                <text:list>
                  <text:list-item>
                    <text:p>dc_boulder_2013-13-30-06-13-17.ser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84875878510719">
                <text:p>2.84875878510719</text:p>
              </table:table-cell>
              <table:table-cell office:value-type="float" office:value="2.04181400831317">
                <text:p>2.04181400831317</text:p>
              </table:table-cell>
              <table:table-cell office:value-type="float" office:value="1.0483103347425">
                <text:p>1.0483103347425</text:p>
              </table:table-cell>
            </table:table-row>
            <table:table-row>
              <table:table-cell office:value-type="string">
                <text:p>dc_boulder_2013-13-30-06-13-20.ser           </text:p>
                <text:list>
                  <text:list-item>
                    <text:p>dc_boulder_2013-13-30-06-13-20.ser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26575208573324">
                <text:p>3.26575208573324</text:p>
              </table:table-cell>
              <table:table-cell office:value-type="float" office:value="2.10259363982267">
                <text:p>2.10259363982267</text:p>
              </table:table-cell>
              <table:table-cell office:value-type="float" office:value="1.05124445840751">
                <text:p>1.05124445840751</text:p>
              </table:table-cell>
            </table:table-row>
            <table:table-row>
              <table:table-cell office:value-type="string">
                <text:p>dc_shp_alllayers_2013-00-30-07-00-43.ser     </text:p>
                <text:list>
                  <text:list-item>
                    <text:p>dc_shp_alllayers_2013-00-30-07-00-43.ser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1486720304525">
                <text:p>3.11486720304525</text:p>
              </table:table-cell>
              <table:table-cell office:value-type="float" office:value="1.71915823168094">
                <text:p>1.71915823168094</text:p>
              </table:table-cell>
              <table:table-cell office:value-type="float" office:value="1.07468206592266">
                <text:p>1.07468206592266</text:p>
              </table:table-cell>
            </table:table-row>
            <table:table-row>
              <table:table-cell office:value-type="string">
                <text:p>dc_shp_alllayers_2013-00-30-07-00-47.ser     </text:p>
                <text:list>
                  <text:list-item>
                    <text:p>dc_shp_alllayers_2013-00-30-07-00-47.ser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.25843271981503">
                <text:p>5.25843271981503</text:p>
              </table:table-cell>
              <table:table-cell office:value-type="float" office:value="3.92032709364754">
                <text:p>3.92032709364754</text:p>
              </table:table-cell>
              <table:table-cell office:value-type="float" office:value="1.06108578370541">
                <text:p>1.06108578370541</text:p>
              </table:table-cell>
            </table:table-row>
            <table:table-row>
              <table:table-cell office:value-type="string">
                <text:p>dc_spearfish_2013-11-30-06-11-15.ser         </text:p>
                <text:list>
                  <text:list-item>
                    <text:p>dc_spearfish_2013-11-30-06-11-15.ser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01036765292288">
                <text:p>4.01036765292288</text:p>
              </table:table-cell>
              <table:table-cell office:value-type="float" office:value="2.57723901427546">
                <text:p>2.57723901427546</text:p>
              </table:table-cell>
              <table:table-cell office:value-type="float" office:value="1.0625249222426">
                <text:p>1.0625249222426</text:p>
              </table:table-cell>
            </table:table-row>
            <table:table-row>
              <table:table-cell office:value-type="string">
                <text:p>dc_spearfish_2013-11-30-06-11-19.ser         </text:p>
                <text:list>
                  <text:list-item>
                    <text:p>dc_spearfish_2013-11-30-06-11-19.ser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7666974453678">
                <text:p>3.7666974453678</text:p>
              </table:table-cell>
              <table:table-cell office:value-type="float" office:value="2.87996306555863">
                <text:p>2.87996306555863</text:p>
              </table:table-cell>
              <table:table-cell office:value-type="float" office:value="1.12603878116344">
                <text:p>1.12603878116344</text:p>
              </table:table-cell>
            </table:table-row>
            <table:table-row>
              <table:table-cell office:value-type="string">
                <text:p>dc_topp:states_2013-11-30-06-11-06.ser       </text:p>
                <text:list>
                  <text:list-item>
                    <text:p>dc_topp:states_2013-11-30-06-11-06.ser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6251830161054">
                <text:p>3.16251830161054</text:p>
              </table:table-cell>
              <table:table-cell office:value-type="float" office:value="1.68602570359525">
                <text:p>1.68602570359525</text:p>
              </table:table-cell>
              <table:table-cell office:value-type="float" office:value="1.04758418740849">
                <text:p>1.04758418740849</text:p>
              </table:table-cell>
            </table:table-row>
            <table:table-row>
              <table:table-cell office:value-type="string">
                <text:p>dc_topp:states_2013-11-30-06-11-07.ser       </text:p>
                <text:list>
                  <text:list-item>
                    <text:p>dc_topp:states_2013-11-30-06-11-07.ser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08641807294502">
                <text:p>3.08641807294502</text:p>
              </table:table-cell>
              <table:table-cell office:value-type="float" office:value="2.01306477953185">
                <text:p>2.01306477953185</text:p>
              </table:table-cell>
              <table:table-cell office:value-type="float" office:value="1.03402286336418">
                <text:p>1.03402286336418</text:p>
              </table:table-cell>
            </table:table-row>
            <table:table-row>
              <table:table-cell office:value-type="string">
                <text:p>test_z_625k.ser                              </text:p>
                <text:list>
                  <text:list-item>
                    <text:p>test_z_625k.ser                            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.98655652153001">
                <text:p>5.98655652153001</text:p>
              </table:table-cell>
              <table:table-cell office:value-type="float" office:value="4.66103916405132">
                <text:p>4.66103916405132</text:p>
              </table:table-cell>
              <table:table-cell office:value-type="float" office:value="1.04512222983779">
                <text:p>1.04512222983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